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Ultrafine_20_Dashed" draw:marker-end="화살촉_20_16" draw:marker-end-width="0.3cm" draw:fill="none" draw:textarea-vertical-align="middle"/>
    </style:style>
    <style:style style:name="gr4" style:family="graphic" style:parent-style-name="objectwithoutfill">
      <style:graphic-properties draw:stroke="dash" draw:stroke-dash="Ultrafine_20_Dashed" draw:marker-end="화살촉_20_17" draw:marker-end-width="0.3cm" draw:fill="none" draw:textarea-vertical-align="middle"/>
    </style:style>
    <style:style style:name="gr5" style:family="graphic" style:parent-style-name="objectwithoutfill">
      <style:graphic-properties draw:stroke="dash" draw:stroke-dash="Ultrafine_20_Dashed" draw:marker-end="화살촉_20_18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stroke="solid" draw:stroke-dash="Ultrafine_20_Dashed" draw:marker-end="화살촉_20_7" draw:marker-end-width="0.3cm" draw:fill="none" draw:textarea-vertical-align="middle"/>
    </style:style>
    <style:style style:name="gr8" style:family="graphic" style:parent-style-name="objectwithoutfill">
      <style:graphic-properties draw:marker-end="화살촉_20_6" draw:marker-end-width="0.3cm" draw:fill="none" draw:textarea-vertical-align="middle"/>
    </style:style>
    <style:style style:name="gr9" style:family="graphic" style:parent-style-name="objectwithoutfill">
      <style:graphic-properties draw:marker-end="화살촉_20_5" draw:marker-end-width="0.3cm" draw:fill="none" draw:textarea-vertical-align="middle"/>
    </style:style>
    <style:style style:name="gr10" style:family="graphic" style:parent-style-name="objectwithoutfill">
      <style:graphic-properties draw:marker-end="화살촉_20_4" draw:marker-end-width="0.3cm" draw:fill="none" draw:textarea-vertical-align="middle"/>
    </style:style>
    <style:style style:name="gr11" style:family="graphic" style:parent-style-name="objectwithoutfill">
      <style:graphic-properties draw:marker-end="화살촉_20_3" draw:marker-end-width="0.3cm" draw:fill="none" draw:textarea-vertical-align="middle"/>
    </style:style>
    <style:style style:name="gr12" style:family="graphic" style:parent-style-name="objectwithoutfill">
      <style:graphic-properties draw:marker-end="화살촉_20_2" draw:marker-end-width="0.3cm" draw:fill="none" draw:textarea-vertical-align="middle"/>
    </style:style>
    <style:style style:name="gr13" style:family="graphic" style:parent-style-name="objectwithoutfill">
      <style:graphic-properties draw:marker-end="화살촉_20_1" draw:marker-end-width="0.3cm" draw:stroke-linejoin="none" draw:fill="none" draw:textarea-vertical-align="middle"/>
    </style:style>
    <style:style style:name="gr14" style:family="graphic" style:parent-style-name="objectwithoutfill">
      <style:graphic-properties draw:marker-end="화살촉_20_21" draw:marker-end-width="0.3cm" draw:fill="none" draw:textarea-vertical-align="middle"/>
    </style:style>
    <style:style style:name="gr15" style:family="graphic" style:parent-style-name="objectwithoutfill">
      <style:graphic-properties draw:marker-end="화살촉_20_19" draw:marker-end-width="0.3cm" draw:fill="none" draw:textarea-vertical-align="middle"/>
    </style:style>
    <style:style style:name="gr16" style:family="graphic" style:parent-style-name="objectwithoutfill">
      <style:graphic-properties draw:marker-end="화살촉_20_20" draw:marker-end-width="0.3cm" draw:fill="none" draw:textarea-vertical-align="middle"/>
    </style:style>
    <style:style style:name="gr17" style:family="graphic" style:parent-style-name="objectwithoutfill">
      <style:graphic-properties draw:stroke="solid" draw:stroke-dash="Ultrafine_20_Dashed" draw:marker-end="화살촉_20_9" draw:marker-end-width="0.3cm" draw:fill="none" draw:textarea-vertical-align="middle"/>
    </style:style>
    <style:style style:name="gr18" style:family="graphic" style:parent-style-name="objectwithoutfill">
      <style:graphic-properties draw:marker-end="화살촉_20_10" draw:marker-end-width="0.3cm" draw:fill="none" draw:textarea-vertical-align="middle"/>
    </style:style>
    <style:style style:name="gr19" style:family="graphic" style:parent-style-name="objectwithoutfill">
      <style:graphic-properties draw:marker-end="화살촉_20_11" draw:marker-end-width="0.3cm" draw:fill="none" draw:textarea-vertical-align="middle"/>
    </style:style>
    <style:style style:name="gr20" style:family="graphic" style:parent-style-name="objectwithoutfill">
      <style:graphic-properties draw:marker-end="화살촉_20_12" draw:marker-end-width="0.3cm" draw:fill="none" draw:textarea-vertical-align="middle"/>
    </style:style>
    <style:style style:name="gr21" style:family="graphic" style:parent-style-name="objectwithoutfill">
      <style:graphic-properties draw:marker-end="화살촉_20_13" draw:marker-end-width="0.3cm" draw:fill="none" draw:textarea-vertical-align="middle"/>
    </style:style>
    <style:style style:name="gr22" style:family="graphic" style:parent-style-name="objectwithoutfill">
      <style:graphic-properties draw:marker-end="화살촉_20_14" draw:marker-end-width="0.3cm" draw:fill="none" draw:textarea-vertical-align="middle"/>
    </style:style>
    <style:style style:name="gr23" style:family="graphic" style:parent-style-name="objectwithoutfill">
      <style:graphic-properties draw:marker-end="화살촉_20_15" draw:marker-end-width="0.3cm" draw:stroke-linejoin="none" draw:fill="none" draw:textarea-vertical-align="middle"/>
    </style:style>
    <style:style style:name="gr24" style:family="graphic" style:parent-style-name="objectwithoutfill">
      <style:graphic-properties draw:marker-end="화살촉_20_8" draw:marker-end-width="0.3cm" draw:fill="none" draw:textarea-vertical-align="middle"/>
    </style:style>
    <style:style style:name="gr25" style:family="graphic" style:parent-style-name="objectwithoutfill">
      <style:graphic-properties draw:stroke="solid" draw:stroke-dash="Ultrafine_20_Dashed" draw:marker-end="화살촉_20_22" draw:marker-end-width="0.3cm" draw:fill="none" draw:textarea-vertical-align="middle"/>
    </style:style>
    <style:style style:name="gr26" style:family="graphic" style:parent-style-name="objectwithoutfill">
      <style:graphic-properties draw:marker-end="화살촉_20_23" draw:marker-end-width="0.3cm" draw:fill="none" draw:textarea-vertical-align="middle"/>
    </style:style>
    <style:style style:name="gr27" style:family="graphic" style:parent-style-name="objectwithoutfill">
      <style:graphic-properties draw:marker-end="화살촉_20_24" draw:marker-end-width="0.3cm" draw:fill="none" draw:textarea-vertical-align="middle"/>
    </style:style>
    <style:style style:name="gr28" style:family="graphic" style:parent-style-name="objectwithoutfill">
      <style:graphic-properties draw:marker-end="화살촉_20_25" draw:marker-end-width="0.3cm" draw:fill="none" draw:textarea-vertical-align="middle"/>
    </style:style>
    <style:style style:name="gr29" style:family="graphic" style:parent-style-name="objectwithoutfill">
      <style:graphic-properties draw:marker-end="화살촉_20_26" draw:marker-end-width="0.3cm" draw:fill="none" draw:textarea-vertical-align="middle"/>
    </style:style>
    <style:style style:name="gr30" style:family="graphic" style:parent-style-name="objectwithoutfill">
      <style:graphic-properties draw:marker-end="화살촉_20_27" draw:marker-end-width="0.3cm" draw:fill="none" draw:textarea-vertical-align="middle"/>
    </style:style>
    <style:style style:name="gr31" style:family="graphic" style:parent-style-name="objectwithoutfill">
      <style:graphic-properties draw:marker-end="화살촉_20_28" draw:marker-end-width="0.3cm" draw:stroke-linejoin="none" draw:fill="none" draw:textarea-vertical-align="middle"/>
    </style:style>
    <style:style style:name="gr32" style:family="graphic" style:parent-style-name="objectwithoutfill">
      <style:graphic-properties draw:stroke="dash" draw:stroke-dash="Ultrafine_20_Dashed" draw:marker-end="화살촉_20_29" draw:marker-end-width="0.3cm" draw:fill="none" draw:textarea-vertical-align="middle"/>
    </style:style>
    <style:style style:name="gr33" style:family="graphic" style:parent-style-name="objectwithoutfill">
      <style:graphic-properties draw:marker-end="화살촉_20_30" draw:marker-end-width="0.3cm" draw:fill="none" draw:textarea-vertical-align="middle"/>
    </style:style>
    <style:style style:name="gr34" style:family="graphic" style:parent-style-name="objectwithoutfill">
      <style:graphic-properties draw:marker-end="화살촉_20_33" draw:marker-end-width="0.3cm" draw:fill="none" draw:textarea-vertical-align="middle"/>
    </style:style>
    <style:style style:name="gr35" style:family="graphic" style:parent-style-name="objectwithoutfill">
      <style:graphic-properties draw:marker-end="화살촉_20_32" draw:marker-end-width="0.3cm" draw:fill="none" draw:textarea-vertical-align="middle"/>
    </style:style>
    <style:style style:name="gr36" style:family="graphic" style:parent-style-name="objectwithoutfill">
      <style:graphic-properties draw:marker-end="화살촉_20_31" draw:marker-end-width="0.3cm" draw:fill="none" draw:textarea-vertical-align="middle"/>
    </style:style>
    <style:style style:name="gr37" style:family="graphic" style:parent-style-name="objectwithoutfill">
      <style:graphic-properties draw:marker-end="화살촉_20_34" draw:marker-end-width="0.3cm" draw:fill="none" draw:textarea-vertical-align="middle"/>
    </style:style>
    <style:style style:name="gr38" style:family="graphic" style:parent-style-name="objectwithoutfill">
      <style:graphic-properties draw:marker-end="화살촉_20_35" draw:marker-end-width="0.3cm" draw:fill="none" draw:textarea-vertical-align="middle"/>
    </style:style>
    <style:style style:name="gr39" style:family="graphic" style:parent-style-name="objectwithoutfill">
      <style:graphic-properties draw:marker-end="화살촉_20_38" draw:marker-end-width="0.3cm" draw:fill="none" draw:textarea-vertical-align="middle"/>
    </style:style>
    <style:style style:name="gr40" style:family="graphic" style:parent-style-name="objectwithoutfill">
      <style:graphic-properties draw:marker-end="화살촉_20_36" draw:marker-end-width="0.3cm" draw:fill="none" draw:textarea-vertical-align="middle"/>
    </style:style>
    <style:style style:name="gr41" style:family="graphic" style:parent-style-name="objectwithoutfill">
      <style:graphic-properties draw:marker-end="화살촉_20_37" draw:marker-end-width="0.3cm" draw:fill="none" draw:textarea-vertical-align="middle"/>
    </style:style>
    <style:style style:name="gr42" style:family="graphic" style:parent-style-name="objectwithoutfill">
      <style:graphic-properties draw:marker-end="Triangle_20_unfilled" draw:marker-end-width="0.3cm" draw:fill="none" draw:textarea-vertical-align="middle"/>
    </style:style>
    <style:style style:name="gr43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9pt" style:font-size-asian="9pt" style:font-size-complex="9pt"/>
    </style:style>
    <style:style style:name="P5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9pt" style:font-size-asian="9pt" style:font-size-complex="9pt"/>
    </style:style>
    <style:style style:name="P8" style:family="paragraph">
      <style:paragraph-properties fo:text-align="start"/>
      <style:text-properties fo:font-size="10pt" style:font-size-asian="9pt" style:font-size-complex="9pt"/>
    </style:style>
    <style:style style:name="P9" style:family="paragraph">
      <style:text-properties style:font-size-asian="20pt"/>
    </style:style>
    <style:style style:name="P10" style:family="paragraph">
      <style:paragraph-properties fo:text-align="center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>
      <style:text-properties fo:font-size="20pt" style:font-size-asian="20pt"/>
    </style:style>
    <style:style style:name="P12" style:family="paragraph">
      <style:paragraph-properties fo:text-align="center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3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14" style:family="paragraph">
      <style:paragraph-properties fo:text-align="start"/>
      <style:text-properties fo:font-size="7pt" style:font-size-asian="7pt" style:font-size-complex="7pt"/>
    </style:style>
    <style:style style:name="P15" style:family="paragraph">
      <style:paragraph-properties fo:text-align="center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size="10pt" fo:font-style="normal" style:font-size-asian="10pt" style:font-style-asian="normal" style:font-size-complex="10pt" style:font-style-complex="normal"/>
    </style:style>
    <style:style style:name="T8" style:family="text">
      <style:text-properties fo:font-size="9pt" fo:font-style="normal" style:font-size-asian="9pt" style:font-style-asian="normal" style:font-size-complex="9pt" style:font-style-complex="normal"/>
    </style:style>
    <style:style style:name="T9" style:family="text">
      <style:text-properties fo:font-size="10pt" style:font-size-asian="9pt" style:font-size-complex="9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13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office:forms form:automatic-focus="false" form:apply-design-mode="false"/>
        <draw:custom-shape draw:style-name="gr1" draw:text-style-name="P2" xml:id="id1" draw:id="id1" draw:layer="layout" svg:width="4.119cm" svg:height="1.253cm" svg:x="3.381cm" svg:y="12.798cm">
          <text:p text:style-name="P1"><text:span text:style-name="T1">LocalConnector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119cm" svg:height="1.791cm" svg:x="3.38cm" svg:y="14.051cm">
          <text:p text:style-name="P3"><text:span text:style-name="T1">-CrawlerControllerRegistry</text:span></text:p>
          <text:p text:style-name="P3"><text:span text:style-name="T1">-ConnectorStatus</text:span></text:p>
          <text:p text:style-name="P3"><text:span text:style-name="T1">-History</text:span></text:p>
          <text:p text:style-name="P3"><text:span text:style-name="T1">-DataSource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118cm" svg:height="0.358cm" svg:x="11.442cm" svg:y="3.9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4.118cm" svg:height="1.254cm" svg:x="11.442cm" svg:y="2.672cm">
          <text:p text:style-name="P1"><text:span text:style-name="T2">&lt;&lt;interface&gt;&gt;</text:span></text:p>
          <text:p text:style-name="P1"><text:span text:style-name="T2">Connector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2" draw:id="id2" draw:layer="layout" svg:width="4.118cm" svg:height="1.253cm" svg:x="11.442cm" svg:y="4.284cm">
          <text:p text:style-name="P3"><text:span text:style-name="T3">+ </text:span><text:span text:style-name="T4">ConnectorStatus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4.119cm" svg:height="1.758cm" svg:x="3.38cm" svg:y="15.842cm">
          <text:p text:style-name="P1"><text:span text:style-name="T1">.</text:span></text:p>
          <text:p text:style-name="P1"><text:span text:style-name="T1">.</text:span></text:p>
          <text:p text:style-name="P1"><text:span text:style-name="T1">.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5.44cm" svg:y1="12.798cm" svg:x2="13.501cm" svg:y2="5.537cm" draw:start-shape="id1" draw:start-glue-point="0" draw:end-shape="id2" draw:end-glue-point="2" svg:d="m5440 12798v-502l8061-6259v-500" svg:viewBox="0 0 8062 7262">
          <text:p/>
        </draw:connector>
        <draw:custom-shape draw:style-name="gr1" draw:text-style-name="P2" xml:id="id3" draw:id="id3" draw:layer="layout" svg:width="4.119cm" svg:height="1.253cm" svg:x="11.4cm" svg:y="12.998cm">
          <text:p text:style-name="P1"><text:span text:style-name="T1">NoopConnector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119cm" svg:height="0.942cm" svg:x="11.4cm" svg:y="14.209cm">
          <text:p text:style-name="P3"><text:span text:style-name="T1">DataSourceManager</text:span></text:p>
          <text:p text:style-name="P3"><text:span text:style-name="T1">-ConnectorStatu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19cm" svg:height="1.649cm" svg:x="11.4cm" svg:y="15.151cm">
          <text:p text:style-name="P1"><text:span text:style-name="T1">.</text:span></text:p>
          <text:p text:style-name="P1"><text:span text:style-name="T1">.</text:span></text:p>
          <text:p text:style-name="P1"><text:span text:style-name="T1">.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3.459cm" svg:y1="12.998cm" svg:x2="13.501cm" svg:y2="5.537cm" draw:start-shape="id3" draw:start-glue-point="0" draw:end-shape="id2" draw:end-glue-point="2" svg:d="m13459 12998v-502l42-6459v-500" svg:viewBox="0 0 43 7462">
          <text:p/>
        </draw:connector>
        <draw:custom-shape draw:style-name="gr1" draw:text-style-name="P2" xml:id="id4" draw:id="id4" draw:layer="layout" svg:width="4.119cm" svg:height="1.253cm" svg:x="20.1cm" svg:y="13.2cm">
          <text:p text:style-name="P1"><text:span text:style-name="T1">RestConnector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119cm" svg:height="2.342cm" svg:x="20.1cm" svg:y="14.411cm">
          <text:p text:style-name="P3"><text:span text:style-name="T1">ConnectorStatus</text:span></text:p>
          <text:p text:style-name="P3"><text:span text:style-name="T1">WebResource</text:span></text:p>
          <text:p text:style-name="P3"><text:span text:style-name="T1">Client</text:span></text:p>
          <text:p text:style-name="P3"><text:span text:style-name="T1">CMCheckerThread</text:span></text:p>
          <text:p text:style-name="P3"><text:span text:style-name="T1">Connector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19cm" svg:height="1.647cm" svg:x="20.1cm" svg:y="16.753cm">
          <text:p text:style-name="P1"><text:span text:style-name="T1">.</text:span></text:p>
          <text:p text:style-name="P1"><text:span text:style-name="T1">.</text:span></text:p>
          <text:p text:style-name="P1"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s" svg:x1="22.159cm" svg:y1="13.2cm" svg:x2="13.501cm" svg:y2="5.537cm" draw:start-shape="id4" draw:start-glue-point="0" draw:end-shape="id2" draw:end-glue-point="2" svg:d="m22159 13200v-502l-8658-6661v-500" svg:viewBox="0 0 8659 7664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0">
        <office:forms form:automatic-focus="false" form:apply-design-mode="false"/>
        <draw:custom-shape draw:style-name="gr1" draw:text-style-name="P7" xml:id="id5" draw:id="id5" draw:layer="layout" svg:width="3.919cm" svg:height="1.253cm" svg:x="0.281cm" svg:y="12.4cm">
          <text:p text:style-name="P1"><text:span text:style-name="T1">ApertureCrawler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19cm" svg:height="3.2cm" svg:x="0.281cm" svg:y="15cm">
          <text:p text:style-name="P3"><text:span text:style-name="T1">+abortJob</text:span></text:p>
          <text:p text:style-name="P3"><text:span text:style-name="T1">+stopJob</text:span></text:p>
          <text:p text:style-name="P3"><text:span text:style-name="T1">+defineJob</text:span></text:p>
          <text:p text:style-name="P3"><text:span text:style-name="T1">+getDataSourceFactory</text:span></text:p>
          <text:p text:style-name="P3"><text:span text:style-name="T1">+reset</text:span></text:p>
          <text:p text:style-name="P3"><text:span text:style-name="T1">+resetAll</text:span></text:p>
          <text:p text:style-name="P3"><text:span text:style-name="T1">+startJob</text:span></text:p>
          <text:p text:style-name="P3"><text:span text:style-name="T1">getJobSta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118cm" svg:height="2.374cm" svg:x="11.082cm" svg:y="1.454cm">
          <text:p text:style-name="P3"><text:span text:style-name="T1">#HistoryRecorder</text:span></text:p>
          <text:p text:style-name="P3"><text:span text:style-name="T1">#CrawlStateManager</text:span></text:p>
          <text:p text:style-name="P3"><text:span text:style-name="T1">#DataSourceRegistry</text:span></text:p>
          <text:p text:style-name="P3"><text:span text:style-name="T1">#BatchManager</text:span></text:p>
          <text:p text:style-name="P3"><text:span text:style-name="T1">#Resource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4.118cm" svg:height="1.254cm" svg:x="11.082cm" svg:y="0.2cm">
          <text:p text:style-name="P1"><text:span text:style-name="T2">Crawler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6" draw:id="id6" draw:layer="layout" svg:width="4.118cm" svg:height="3.572cm" svg:x="11.082cm" svg:y="3.828cm">
          <text:p text:style-name="P3"><text:span text:style-name="T1">getDataSourceFactory</text:span></text:p>
          <text:p text:style-name="P3"><text:span text:style-name="T1">reset</text:span></text:p>
          <text:p text:style-name="P3"><text:span text:style-name="T1">resetAll</text:span></text:p>
          <text:p text:style-name="P3"><text:span text:style-name="T1">defineJob</text:span></text:p>
          <text:p text:style-name="P3"><text:span text:style-name="T1">startJob</text:span></text:p>
          <text:p text:style-name="P3"><text:span text:style-name="T1">stopJob</text:span></text:p>
          <text:p text:style-name="P3"><text:span text:style-name="T1">abortJob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19cm" svg:height="1.347cm" svg:x="0.281cm" svg:y="13.653cm">
          <text:p text:style-name="P3"><text:span text:style-name="T1">#DataSourceFactory</text:span></text:p>
          <text:p text:style-name="P3"><text:span text:style-name="T1">-Injector</text:span></text:p>
          <text:p text:style-name="P3"><text:span text:style-name="T1">-ApertureRepo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s" svg:x1="2.24cm" svg:y1="12.4cm" svg:x2="13.141cm" svg:y2="7.4cm" draw:start-shape="id5" draw:start-glue-point="0" draw:end-shape="id6" draw:end-glue-point="2" svg:d="m2240 12400v-502l10901-3997v-501" svg:viewBox="0 0 10902 5001">
          <text:p/>
        </draw:connector>
        <draw:custom-shape draw:style-name="gr1" draw:text-style-name="P7" xml:id="id8" draw:id="id8" draw:layer="layout" svg:width="3.919cm" svg:height="1.253cm" svg:x="8.781cm" svg:y="12.397cm">
          <text:p text:style-name="P1"><text:span text:style-name="T1">DIHCrawler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19cm" svg:height="4cm" svg:x="8.781cm" svg:y="14.2cm">
          <text:p text:style-name="P3"><text:span text:style-name="T1">+DIHCrawlerController</text:span></text:p>
          <text:p text:style-name="P3"><text:span text:style-name="T1">+abortJob</text:span></text:p>
          <text:p text:style-name="P3"><text:span text:style-name="T1">+defineJob</text:span></text:p>
          <text:p text:style-name="P3"><text:span text:style-name="T1">+getDataSourceFactory</text:span></text:p>
          <text:p text:style-name="P3"><text:span text:style-name="T1">+reset</text:span></text:p>
          <text:p text:style-name="P3"><text:span text:style-name="T1">+resetAll</text:span></text:p>
          <text:p text:style-name="P3"><text:span text:style-name="T1">+startJob</text:span></text:p>
          <text:p text:style-name="P3"><text:span text:style-name="T1">+stopJob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19cm" svg:height="0.55cm" svg:x="8.781cm" svg:y="13.65cm">
          <text:p text:style-name="P3"><text:span text:style-name="T1">#DataSourceFactory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7" draw:id="id7" draw:layer="layout" svg:width="4cm" svg:height="1.253cm" svg:x="4.5cm" svg:y="12.397cm">
          <text:p text:style-name="P1"><text:span text:style-name="T1">Behemoth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cm" svg:height="3.6cm" svg:x="4.5cm" svg:y="14.6cm">
          <text:p text:style-name="P3"><text:span text:style-name="T1">+BehemothController</text:span></text:p>
          <text:p text:style-name="P3"><text:span text:style-name="T1">+abortJob</text:span></text:p>
          <text:p text:style-name="P3"><text:span text:style-name="T1">+defineJob</text:span></text:p>
          <text:p text:style-name="P3"><text:span text:style-name="T1">+getDataSourceFactory</text:span></text:p>
          <text:p text:style-name="P3"><text:span text:style-name="T1">+reset</text:span></text:p>
          <text:p text:style-name="P3"><text:span text:style-name="T1">+resetAll</text:span></text:p>
          <text:p text:style-name="P3"><text:span text:style-name="T1">+startJob</text:span></text:p>
          <text:p text:style-name="P3"><text:span text:style-name="T1">+stopJob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cm" svg:height="0.95cm" svg:x="4.5cm" svg:y="13.65cm">
          <text:p text:style-name="P3"><text:span text:style-name="T1">#DataSourceFactory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9" draw:id="id9" draw:layer="layout" svg:width="3.919cm" svg:height="1.253cm" svg:x="12.98cm" svg:y="12.396cm">
          <text:p text:style-name="P1"><text:span text:style-name="T1">FSCrawler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19cm" svg:height="4.402cm" svg:x="12.98cm" svg:y="14.198cm">
          <text:p text:style-name="P3"><text:span text:style-name="T1">+FSCrawlerController</text:span></text:p>
          <text:p text:style-name="P3"><text:span text:style-name="T1">+abortJob</text:span></text:p>
          <text:p text:style-name="P3"><text:span text:style-name="T1">+defineJob</text:span></text:p>
          <text:p text:style-name="P3"><text:span text:style-name="T1">+getDataSourceFactory</text:span></text:p>
          <text:p text:style-name="P3"><text:span text:style-name="T1">+reset</text:span></text:p>
          <text:p text:style-name="P3"><text:span text:style-name="T1">+resetAll</text:span></text:p>
          <text:p text:style-name="P3"><text:span text:style-name="T1">+startJob</text:span></text:p>
          <text:p text:style-name="P3"><text:span text:style-name="T1">+stopJob</text:span></text:p>
          <text:p text:style-name="P3"><text:span text:style-name="T1">+buildSecurityFilter</text:span></text:p>
          <text:p text:style-name="P3"><text:span text:style-name="T1">#initialize</text:span></text:p>
          <text:p text:style-name="P3"><text:span text:style-name="T1">-refreshAdHelp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19cm" svg:height="0.551cm" svg:x="12.98cm" svg:y="13.649cm">
          <text:p text:style-name="P3"><text:span text:style-name="T1">#DataSourceFactory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10" draw:id="id10" draw:layer="layout" svg:width="3.919cm" svg:height="1.253cm" svg:x="17.179cm" svg:y="12.395cm">
          <text:p text:style-name="P1"><text:span text:style-name="T1">LogCrawler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19cm" svg:height="3.4cm" svg:x="17.179cm" svg:y="14.2cm">
          <text:p text:style-name="P3"><text:span text:style-name="T1">+LogCrawlerController</text:span></text:p>
          <text:p text:style-name="P3"><text:span text:style-name="T1">+abortJob</text:span></text:p>
          <text:p text:style-name="P3"><text:span text:style-name="T1">+defineJob</text:span></text:p>
          <text:p text:style-name="P3"><text:span text:style-name="T1">+getDataSourceFactory</text:span></text:p>
          <text:p text:style-name="P3"><text:span text:style-name="T1">+reset</text:span></text:p>
          <text:p text:style-name="P3"><text:span text:style-name="T1">+resetAll</text:span></text:p>
          <text:p text:style-name="P3"><text:span text:style-name="T1">+startJob</text:span></text:p>
          <text:p text:style-name="P3"><text:span text:style-name="T1">+stopJob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19cm" svg:height="0.552cm" svg:x="17.179cm" svg:y="13.648cm">
          <text:p text:style-name="P3"><text:span text:style-name="T1">-DataSourceFactory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11" draw:id="id11" draw:layer="layout" svg:width="4.422cm" svg:height="1.253cm" svg:x="21.378cm" svg:y="12.394cm">
          <text:p text:style-name="P1"><text:span text:style-name="T1">SolrXmlCrawler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422cm" svg:height="3.2cm" svg:x="21.378cm" svg:y="14.2cm">
          <text:p text:style-name="P3"><text:span text:style-name="T1">+SolrXmlCrawlerController</text:span></text:p>
          <text:p text:style-name="P3"><text:span text:style-name="T1">+abortJob</text:span></text:p>
          <text:p text:style-name="P3"><text:span text:style-name="T1">+defineJob</text:span></text:p>
          <text:p text:style-name="P3"><text:span text:style-name="T1">+getDataSourceFactory</text:span></text:p>
          <text:p text:style-name="P3"><text:span text:style-name="T1">+reset</text:span></text:p>
          <text:p text:style-name="P3"><text:span text:style-name="T1">+resetAll</text:span></text:p>
          <text:p text:style-name="P3"><text:span text:style-name="T1">+startJob</text:span></text:p>
          <text:p text:style-name="P3"><text:span text:style-name="T1">+stopJob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422cm" svg:height="0.553cm" svg:x="21.378cm" svg:y="13.647cm">
          <text:p text:style-name="P3"><text:span text:style-name="T1">-DataSourceFactory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12" draw:id="id12" draw:layer="layout" svg:width="3.919cm" svg:height="1.253cm" svg:x="23.781cm" svg:y="5.497cm">
          <text:p text:style-name="P1"><text:span text:style-name="T1">TwitterStream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19cm" svg:height="3.9cm" svg:x="23.781cm" svg:y="7.3cm">
          <text:p text:style-name="P3"><text:span text:style-name="T1">+TwitterStreamController</text:span></text:p>
          <text:p text:style-name="P3"><text:span text:style-name="T1">+getBatchManager</text:span></text:p>
          <text:p text:style-name="P3"><text:span text:style-name="T1">+abortJob</text:span></text:p>
          <text:p text:style-name="P3"><text:span text:style-name="T1">+defineJob</text:span></text:p>
          <text:p text:style-name="P3"><text:span text:style-name="T1">+getDataSourceFactory</text:span></text:p>
          <text:p text:style-name="P3"><text:span text:style-name="T1">+reset</text:span></text:p>
          <text:p text:style-name="P3"><text:span text:style-name="T1">+resetAll</text:span></text:p>
          <text:p text:style-name="P3"><text:span text:style-name="T1">+startJob</text:span></text:p>
          <text:p text:style-name="P3"><text:span text:style-name="T1">+stopJob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19cm" svg:height="0.55cm" svg:x="23.781cm" svg:y="6.75cm">
          <text:p text:style-name="P3"><text:span text:style-name="T1">-DataSourceFactor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s" svg:x1="6.5cm" svg:y1="12.397cm" svg:x2="13.141cm" svg:y2="7.4cm" draw:start-shape="id7" draw:start-glue-point="0" draw:end-shape="id6" draw:end-glue-point="2" svg:d="m6500 12397v-502l6641-3994v-501" svg:viewBox="0 0 6642 4998">
          <text:p/>
        </draw:connector>
        <draw:connector draw:style-name="gr9" draw:text-style-name="P1" draw:layer="layout" draw:type="lines" svg:x1="10.74cm" svg:y1="12.397cm" svg:x2="13.141cm" svg:y2="7.4cm" draw:start-shape="id8" draw:start-glue-point="0" draw:end-shape="id6" draw:end-glue-point="2" svg:d="m10740 12397v-502l2401-3994v-501" svg:viewBox="0 0 2402 4998">
          <text:p/>
        </draw:connector>
        <draw:connector draw:style-name="gr10" draw:text-style-name="P1" draw:layer="layout" draw:type="lines" svg:x1="14.939cm" svg:y1="12.396cm" svg:x2="13.141cm" svg:y2="7.4cm" draw:start-shape="id9" draw:start-glue-point="0" draw:end-shape="id6" draw:end-glue-point="2" svg:d="m14939 12396v-502l-1798-3993v-501" svg:viewBox="0 0 1799 4997">
          <text:p/>
        </draw:connector>
        <draw:connector draw:style-name="gr11" draw:text-style-name="P1" draw:layer="layout" draw:type="lines" svg:x1="19.138cm" svg:y1="12.395cm" svg:x2="13.141cm" svg:y2="7.4cm" draw:start-shape="id10" draw:start-glue-point="0" draw:end-shape="id6" draw:end-glue-point="2" svg:d="m19138 12395v-502l-5997-3992v-501" svg:viewBox="0 0 5998 4996">
          <text:p/>
        </draw:connector>
        <draw:connector draw:style-name="gr12" draw:text-style-name="P1" draw:layer="layout" draw:type="lines" svg:x1="23.589cm" svg:y1="12.394cm" svg:x2="13.141cm" svg:y2="7.4cm" draw:start-shape="id11" draw:start-glue-point="0" draw:end-shape="id6" draw:end-glue-point="2" svg:d="m23589 12394v-502l-10448-3991v-501" svg:viewBox="0 0 10449 4995">
          <text:p/>
        </draw:connector>
        <draw:connector draw:style-name="gr13" draw:text-style-name="P1" draw:layer="layout" draw:type="lines" svg:x1="25.74cm" svg:y1="5.497cm" svg:x2="15.2cm" svg:y2="5.614cm" draw:start-shape="id12" draw:start-glue-point="0" draw:end-shape="id6" draw:end-glue-point="1" svg:d="m25740 5497v-502l-10039 619h-501" svg:viewBox="0 0 10541 620">
          <text:p/>
        </draw:connecto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0">
        <office:forms form:automatic-focus="false" form:apply-design-mode="false"/>
        <draw:custom-shape draw:style-name="gr1" draw:text-style-name="P6" draw:layer="layout" svg:width="5cm" svg:height="0.882cm" svg:x="11.401cm" svg:y="12.318cm">
          <text:p text:style-name="P3"><text:span text:style-name="T3">-ParentClass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xml:id="id13" draw:id="id13" draw:layer="layout" svg:width="5cm" svg:height="0.818cm" svg:x="11.401cm" svg:y="11.5cm">
          <text:p text:style-name="P1"><text:span text:style-name="T5">CrawlerController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5cm" svg:height="0.982cm" svg:x="11.4cm" svg:y="3.818cm">
          <text:p text:style-name="P3"><text:span text:style-name="T3">-Field</text:span></text:p>
          <text:p text:style-name="P3"><text:span text:style-name="T3">-Method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5cm" svg:height="0.818cm" svg:x="11.4cm" svg:y="3cm">
          <text:p text:style-name="P1"><text:span text:style-name="T5">JarClass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5cm" svg:height="1.4cm" svg:x="11.4cm" svg:y="4.8cm">
          <text:p text:style-name="P1"><text:span text:style-name="T3">.</text:span></text:p>
          <text:p text:style-name="P1"><text:span text:style-name="T3">.</text:span></text:p>
          <text:p text:style-name="P1"><text:span text:style-name="T3">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1.501cm" svg:x="11.4cm" svg:y="13.199cm">
          <text:p text:style-name="P1"><text:span text:style-name="T3">.</text:span></text:p>
          <text:p text:style-name="P1"><text:span text:style-name="T3">.</text:span></text:p>
          <text:p text:style-name="P1"><text:span text:style-name="T3">.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3.901cm" svg:y1="11.5cm" svg:x2="13.9cm" svg:y2="6.2cm" draw:start-shape="id13" draw:start-glue-point="0" draw:end-shape="id14" draw:end-glue-point="2" svg:d="m13901 11500v-2650h-1v-2650" svg:viewBox="0 0 2 5301">
          <text:p/>
        </draw:connector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0">
        <office:forms form:automatic-focus="false" form:apply-design-mode="false"/>
        <draw:custom-shape draw:style-name="gr1" draw:text-style-name="P6" draw:layer="layout" svg:width="5cm" svg:height="0.931cm" svg:x="10.9cm" svg:y="2.069cm">
          <text:p text:style-name="P3"><text:span text:style-name="T3">#UpdateController</text:span></text:p>
          <text:p text:style-name="P3"><text:span text:style-name="T3">#CrawlState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draw:layer="layout" svg:width="5cm" svg:height="0.818cm" svg:x="10.9cm" svg:y="1.251cm">
          <text:p text:style-name="P1"><text:span text:style-name="T6">CrawlProcessor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16" draw:id="id16" draw:layer="layout" svg:width="5cm" svg:height="4.6cm" svg:x="10.9cm" svg:y="3cm">
          <text:p text:style-name="P3"><text:span text:style-name="T3">+delete</text:span></text:p>
          <text:p text:style-name="P3"><text:span text:style-name="T3">+finish</text:span></text:p>
          <text:p text:style-name="P3"><text:span text:style-name="T3">+getBatchId</text:span></text:p>
          <text:p text:style-name="P3"><text:span text:style-name="T3">+getUpdateController</text:span></text:p>
          <text:p text:style-name="P3"><text:span text:style-name="T3">+init</text:span></text:p>
          <text:p text:style-name="P3"><text:span text:style-name="T7">+processParsedDocumentMap</text:span></text:p>
          <text:p text:style-name="P3"><text:span text:style-name="T7">+setUpdateController</text:span></text:p>
          <text:p text:style-name="P3"><text:span text:style-name="T7">+start</text:span></text:p>
          <text:p text:style-name="P3"><text:span text:style-name="T7">+</text:span><text:span text:style-name="T2">process</text:span></text:p>
          <text:p text:style-name="P3"><text:span text:style-name="T3">+</text:span><text:span text:style-name="T2">processParsedDocu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5cm" svg:height="1.83cm" svg:x="3.2cm" svg:y="13.27cm">
          <text:p text:style-name="P3"><text:span text:style-name="T3">BatchManager</text:span></text:p>
          <text:p text:style-name="P3"><text:span text:style-name="T3">BatchContentWriter</text:span></text:p>
          <text:p text:style-name="P3"><text:span text:style-name="T3">BatchStatus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xml:id="id15" draw:id="id15" draw:layer="layout" svg:width="5cm" svg:height="0.818cm" svg:x="3.2cm" svg:y="12.452cm">
          <text:p text:style-name="P1"><text:span text:style-name="T5">BatchOutputCrawlProcessor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5cm" svg:height="2.348cm" svg:x="3.2cm" svg:y="15.052cm">
          <text:p text:style-name="P3"><text:span text:style-name="T3">+process</text:span></text:p>
          <text:p text:style-name="P3"><text:span text:style-name="T3">+processParsedDocument</text:span></text:p>
          <text:p text:style-name="P3"><text:span text:style-name="T3">+delete</text:span></text:p>
          <text:p text:style-name="P3"><text:span text:style-name="T3">+finish</text:span></text:p>
          <text:p text:style-name="P3"><text:span text:style-name="T3">+start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type="lines" svg:x1="5.7cm" svg:y1="12.452cm" svg:x2="13.4cm" svg:y2="7.6cm" draw:start-shape="id15" draw:start-glue-point="0" draw:end-shape="id16" draw:end-glue-point="2" svg:d="m5700 12452v-501l7700-3850v-501" svg:viewBox="0 0 7701 4853">
          <text:p/>
        </draw:connector>
        <draw:custom-shape draw:style-name="gr1" draw:text-style-name="P6" draw:layer="layout" svg:width="5cm" svg:height="1.031cm" svg:x="19.299cm" svg:y="13.269cm">
          <text:p text:style-name="P3"><text:span text:style-name="T3">-TikaParser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xml:id="id17" draw:id="id17" draw:layer="layout" svg:width="5cm" svg:height="0.818cm" svg:x="19.299cm" svg:y="12.451cm">
          <text:p text:style-name="P1"><text:span text:style-name="T5">TikaCrawlProcessor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5cm" svg:height="4.149cm" svg:x="19.299cm" svg:y="14.251cm">
          <text:p text:style-name="P3"><text:span text:style-name="T3">+process</text:span></text:p>
          <text:p text:style-name="P3"><text:span text:style-name="T3">+processParsedDocument</text:span></text:p>
          <text:p text:style-name="P3"><text:span text:style-name="T3">+delete</text:span></text:p>
          <text:p text:style-name="P3"><text:span text:style-name="T3">+finish</text:span></text:p>
          <text:p text:style-name="P3"><text:span text:style-name="T3">+start</text:span></text:p>
          <text:p text:style-name="P3"><text:span text:style-name="T3">+getBatchId</text:span></text:p>
          <text:p text:style-name="P3"><text:span text:style-name="T3">+getParserController</text:span></text:p>
          <text:p text:style-name="P3"><text:span text:style-name="T3">+init</text:span></text:p>
          <text:p text:style-name="P3"><text:span text:style-name="T3">+setUpdateController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s" svg:x1="21.799cm" svg:y1="12.451cm" svg:x2="13.4cm" svg:y2="7.6cm" draw:start-shape="id17" draw:start-glue-point="0" draw:end-shape="id16" draw:end-glue-point="2" svg:d="m21799 12451v-501l-8399-3849v-501" svg:viewBox="0 0 8400 4852">
          <text:p/>
        </draw:connector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0">
        <office:forms form:automatic-focus="false" form:apply-design-mode="false"/>
        <draw:custom-shape draw:style-name="gr1" draw:text-style-name="P7" xml:id="id18" draw:id="id18" draw:layer="layout" svg:width="3.919cm" svg:height="1cm" svg:x="0.081cm" svg:y="12cm">
          <text:p text:style-name="P1"><text:span text:style-name="T1">ApertureCrawler</text:span><text:span text:style-name="T8">Stat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19cm" svg:height="3.9cm" svg:x="0.081cm" svg:y="16.8cm">
          <text:p text:style-name="P3"><text:span text:style-name="T1">+ApertureCrawlState</text:span></text:p>
          <text:p text:style-name="P3"><text:span text:style-name="T1">+abort</text:span></text:p>
          <text:p text:style-name="P3"><text:span text:style-name="T1">+close</text:span></text:p>
          <text:p text:style-name="P3"><text:span text:style-name="T1">+GetRepo</text:span></text:p>
          <text:p text:style-name="P3"><text:span text:style-name="T1">+setDataSource</text:span></text:p>
          <text:p text:style-name="P3"><text:span text:style-name="T1">+init</text:span></text:p>
          <text:p text:style-name="P3"><text:span text:style-name="T1">+stop</text:span></text:p>
          <text:p text:style-name="P3"><text:span text:style-name="T1">#getCrawler</text:span></text:p>
          <text:p text:style-name="P3"><text:span text:style-name="T1">#setCrawler</text:span></text:p>
          <text:p text:style-name="P3"><text:span text:style-name="T1">#getIdGenerator()</text:span></text:p>
          <draw:enhanced-geometry svg:viewBox="0 0 21600 21600" draw:type="rectangle" draw:enhanced-path="M 0 0 L 21600 0 21600 21600 0 21600 0 0 Z N"/>
        </draw:custom-shape>
        <draw:custom-shape draw:style-name="gr1" draw:text-style-name="P8" draw:layer="layout" svg:width="4.118cm" svg:height="1.946cm" svg:x="10.882cm" svg:y="1.454cm">
          <text:p text:style-name="P3"><text:span text:style-name="T9">#CrawlId</text:span></text:p>
          <text:p text:style-name="P3"><text:span text:style-name="T9">#CrawlStatus</text:span></text:p>
          <text:p text:style-name="P3"><text:span text:style-name="T9">#CrawlProcessor</text:span></text:p>
          <text:p text:style-name="P3"><text:span text:style-name="T9">#Data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3" draw:layer="layout" svg:width="4.118cm" svg:height="1.254cm" svg:x="10.882cm" svg:y="0.2cm">
          <text:p text:style-name="P1"><text:span text:style-name="T7">Crawl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19" draw:id="id19" draw:layer="layout" svg:width="4.118cm" svg:height="4.2cm" svg:x="10.882cm" svg:y="3.4cm">
          <text:p text:style-name="P3"><text:span text:style-name="T1">+close</text:span></text:p>
          <text:p text:style-name="P3"><text:span text:style-name="T1">+getDataSource</text:span></text:p>
          <text:p text:style-name="P3"><text:span text:style-name="T1">+getDescription</text:span></text:p>
          <text:p text:style-name="P3"><text:span text:style-name="T1">+getId</text:span></text:p>
          <text:p text:style-name="P3"><text:span text:style-name="T1">+getProcessor</text:span></text:p>
          <text:p text:style-name="P3"><text:span text:style-name="T1">+getStatus</text:span></text:p>
          <text:p text:style-name="P3"><text:span text:style-name="T1">+setDataSource</text:span></text:p>
          <text:p text:style-name="P3"><text:span text:style-name="T1">+setDescription</text:span></text:p>
          <text:p text:style-name="P3"><text:span text:style-name="T1">+init</text:span></text:p>
          <text:p text:style-name="P3"><text:span text:style-name="T1">+setId</text:span></text:p>
          <text:p text:style-name="P3"><text:span text:style-name="T1">+to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3.919cm" svg:height="3.951cm" svg:x="0.081cm" svg:y="12.949cm">
          <text:p text:style-name="P3"><text:span text:style-name="T1">MimeTypeIdentifier</text:span></text:p>
          <text:p text:style-name="P3"><text:span text:style-name="T1">ExtractorRegistry</text:span></text:p>
          <text:p text:style-name="P3"><text:span text:style-name="T1">LinkExtractorRegistry</text:span></text:p>
          <text:p text:style-name="P3"><text:span text:style-name="T1">DataSourceRegistry</text:span></text:p>
          <text:p text:style-name="P3"><text:span text:style-name="T1">XMPExtractorFactory</text:span></text:p>
          <text:p text:style-name="P3"><text:span text:style-name="T1">SubCrawlerRegistry</text:span></text:p>
          <text:p text:style-name="P3"><text:span text:style-name="T1">CrawlerRegistry</text:span></text:p>
          <text:p text:style-name="P3"><text:span text:style-name="T1">-ApertureRepos</text:span></text:p>
          <text:p text:style-name="P3"><text:span text:style-name="T1">-Repository</text:span></text:p>
          <text:p text:style-name="P3"><text:span text:style-name="T1">-Crawler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s" svg:x1="2.04cm" svg:y1="12cm" svg:x2="12.941cm" svg:y2="7.6cm" draw:start-shape="id18" draw:start-glue-point="0" draw:end-shape="id19" draw:end-glue-point="2" svg:d="m2040 12000v-501l10901-3398v-501" svg:viewBox="0 0 10902 4401">
          <text:p/>
        </draw:connector>
        <draw:custom-shape draw:style-name="gr1" draw:text-style-name="P7" xml:id="id21" draw:id="id21" draw:layer="layout" svg:width="3.919cm" svg:height="1.253cm" svg:x="9.381cm" svg:y="11.997cm">
          <text:p text:style-name="P1"><text:span text:style-name="T1">DIHCrawler</text:span><text:span text:style-name="T8">Stat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19cm" svg:height="1.194cm" svg:x="9.381cm" svg:y="13.806cm">
          <text:p text:style-name="P3"><text:span text:style-name="T1">+crawl</text:span></text:p>
          <text:p text:style-name="P3"><text:span text:style-name="T1">+stop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19cm" svg:height="0.551cm" svg:x="9.381cm" svg:y="13.248cm">
          <text:p text:style-name="P3"><text:span text:style-name="T1">-DIHImporter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20" draw:id="id20" draw:layer="layout" svg:width="4cm" svg:height="1.253cm" svg:x="4.7cm" svg:y="11.997cm">
          <text:p text:style-name="P1"><text:span text:style-name="T1">BatchCrawlStat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cm" svg:height="1.994cm" svg:x="4.7cm" svg:y="13.806cm">
          <text:p text:style-name="P3"><text:span text:style-name="T1">+close</text:span></text:p>
          <text:p text:style-name="P3"><text:span text:style-name="T1">+getRunner</text:span></text:p>
          <text:p text:style-name="P3"><text:span text:style-name="T1">+init</text:span></text:p>
          <text:p text:style-name="P3"><text:span text:style-name="T1">+serRunner</text:span></text:p>
          <text:p text:style-name="P3"><text:span text:style-name="T1">+stop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cm" svg:height="0.552cm" svg:x="4.7cm" svg:y="13.248cm">
          <text:p text:style-name="P3"><text:span text:style-name="T1">-BatchRu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22" draw:id="id22" draw:layer="layout" svg:width="3.919cm" svg:height="1.253cm" svg:x="14.38cm" svg:y="11.996cm">
          <text:p text:style-name="P1"><text:span text:style-name="T1">FSCrawler</text:span><text:span text:style-name="T8">Stat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19cm" svg:height="2.096cm" svg:x="14.38cm" svg:y="14.304cm">
          <text:p text:style-name="P3"><text:span text:style-name="T1">+FSCrawlState</text:span></text:p>
          <text:p text:style-name="P3"><text:span text:style-name="T1">+abort</text:span></text:p>
          <text:p text:style-name="P3"><text:span text:style-name="T1">+crawl</text:span></text:p>
          <text:p text:style-name="P3"><text:span text:style-name="T1">+getCrawlerController</text:span></text:p>
          <text:p text:style-name="P3"><text:span text:style-name="T1">+stop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19cm" svg:height="1.056cm" svg:x="14.38cm" svg:y="13.248cm">
          <text:p text:style-name="P3"><text:span text:style-name="T1">-FSCrawler</text:span></text:p>
          <text:p text:style-name="P3"><text:span text:style-name="T1">-Crawler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23" draw:id="id23" draw:layer="layout" svg:width="3.919cm" svg:height="1.253cm" svg:x="19.079cm" svg:y="11.995cm">
          <text:p text:style-name="P1"><text:span text:style-name="T1">LogCrawler</text:span><text:span text:style-name="T8">Stat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19cm" svg:height="1.399cm" svg:x="19.079cm" svg:y="13.801cm">
          <text:p text:style-name="P3"><text:span text:style-name="T1">+LogCrawlState</text:span></text:p>
          <text:p text:style-name="P3"><text:span text:style-name="T1">+getCrawler</text:span></text:p>
          <text:p text:style-name="P3"><text:span text:style-name="T1">+ini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19cm" svg:height="0.551cm" svg:x="19.079cm" svg:y="13.247cm">
          <text:p text:style-name="P3"><text:span text:style-name="T1">-LogCrawlerRunner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24" draw:id="id24" draw:layer="layout" svg:width="3.919cm" svg:height="1.253cm" svg:x="23.678cm" svg:y="11.994cm">
          <text:p text:style-name="P1"><text:span text:style-name="T1">SolrXmlCrawler</text:span><text:span text:style-name="T8">Stat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919cm" svg:height="0.601cm" svg:x="23.678cm" svg:y="13.7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919cm" svg:height="0.551cm" svg:x="23.678cm" svg:y="13.2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3.919cm" svg:height="1.253cm" svg:x="23.481cm" svg:y="3.897cm">
          <text:p text:style-name="P1"><text:span text:style-name="T1">TwitterStream</text:span><text:span text:style-name="T8">Stat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19cm" svg:height="1.1cm" svg:x="23.481cm" svg:y="5.7cm">
          <text:p text:style-name="P3"><text:span text:style-name="T1">+start</text:span></text:p>
          <text:p text:style-name="P3"><text:span text:style-name="T1">+stop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5" draw:id="id25" draw:layer="layout" svg:width="3.919cm" svg:height="0.55cm" svg:x="23.481cm" svg:y="5.15cm">
          <text:p text:style-name="P3"><text:span text:style-name="T1">TwitterStreamCrawler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s" svg:x1="6.7cm" svg:y1="11.997cm" svg:x2="12.941cm" svg:y2="7.6cm" draw:start-shape="id20" draw:start-glue-point="0" draw:end-shape="id19" draw:end-glue-point="2" svg:d="m6700 11997v-502l6241-3394v-501" svg:viewBox="0 0 6242 4398">
          <text:p/>
        </draw:connector>
        <draw:connector draw:style-name="gr19" draw:text-style-name="P1" draw:layer="layout" draw:type="lines" svg:x1="11.34cm" svg:y1="11.997cm" svg:x2="12.941cm" svg:y2="7.6cm" draw:start-shape="id21" draw:start-glue-point="0" draw:end-shape="id19" draw:end-glue-point="2" svg:d="m11340 11997v-502l1601-3394v-501" svg:viewBox="0 0 1602 4398">
          <text:p/>
        </draw:connector>
        <draw:connector draw:style-name="gr20" draw:text-style-name="P1" draw:layer="layout" draw:type="lines" svg:x1="16.339cm" svg:y1="11.996cm" svg:x2="12.941cm" svg:y2="7.6cm" draw:start-shape="id22" draw:start-glue-point="0" draw:end-shape="id19" draw:end-glue-point="2" svg:d="m16339 11996v-502l-3398-3393v-501" svg:viewBox="0 0 3399 4397">
          <text:p/>
        </draw:connector>
        <draw:connector draw:style-name="gr21" draw:text-style-name="P1" draw:layer="layout" draw:type="lines" svg:x1="21.038cm" svg:y1="11.995cm" svg:x2="12.941cm" svg:y2="7.6cm" draw:start-shape="id23" draw:start-glue-point="0" draw:end-shape="id19" draw:end-glue-point="2" svg:d="m21038 11995v-502l-8097-3392v-501" svg:viewBox="0 0 8098 4396">
          <text:p/>
        </draw:connector>
        <draw:connector draw:style-name="gr22" draw:text-style-name="P1" draw:layer="layout" draw:type="lines" svg:x1="25.637cm" svg:y1="11.994cm" svg:x2="12.941cm" svg:y2="7.6cm" draw:start-shape="id24" draw:start-glue-point="0" draw:end-shape="id19" draw:end-glue-point="2" svg:d="m25637 11994v-502l-12696-3391v-501" svg:viewBox="0 0 12697 4395">
          <text:p/>
        </draw:connector>
        <draw:connector draw:style-name="gr23" draw:text-style-name="P1" draw:layer="layout" draw:type="lines" svg:x1="23.481cm" svg:y1="5.425cm" svg:x2="15cm" svg:y2="5.5cm" draw:start-shape="id25" draw:start-glue-point="3" draw:end-shape="id19" draw:end-glue-point="1" svg:d="m23481 5425h-502l-7478 75h-501" svg:viewBox="0 0 8482 76">
          <text:p/>
        </draw:connector>
        <draw:custom-shape draw:style-name="gr1" draw:text-style-name="P7" draw:layer="layout" svg:width="4cm" svg:height="1.253cm" svg:x="0.099cm" svg:y="2.996cm">
          <text:p text:style-name="P1"><text:span text:style-name="T1">BehemothCrawlStat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6" draw:id="id26" draw:layer="layout" svg:width="4cm" svg:height="2.195cm" svg:x="0.099cm" svg:y="6.005cm">
          <text:p text:style-name="P3"><text:span text:style-name="T1">+createConfig</text:span></text:p>
          <text:p text:style-name="P3"><text:span text:style-name="T1">+getStatus</text:span></text:p>
          <text:p text:style-name="P3"><text:span text:style-name="T1">+setDataSource</text:span></text:p>
          <text:p text:style-name="P3"><text:span text:style-name="T1">+start</text:span></text:p>
          <text:p text:style-name="P3"><text:span text:style-name="T1">+stop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cm" svg:height="1.758cm" svg:x="0.099cm" svg:y="4.247cm">
          <text:p text:style-name="P3"><text:span text:style-name="T1">BehemothCrawler</text:span></text:p>
          <text:p text:style-name="P3"><text:span text:style-name="T1">Job</text:span></text:p>
          <text:p text:style-name="P3"><text:span text:style-name="T1">TASK</text:span></text:p>
          <text:p text:style-name="P3"><text:span text:style-name="T1">Tread</text:span>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draw:type="lines" svg:x1="4.099cm" svg:y1="7.102cm" svg:x2="10.882cm" svg:y2="5.5cm" draw:start-shape="id26" draw:start-glue-point="1" draw:end-shape="id19" svg:d="m4099 7102h501l5781-1602h501" svg:viewBox="0 0 6784 1603">
          <text:p/>
        </draw:connector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1T0">
        <office:forms form:automatic-focus="false" form:apply-design-mode="false"/>
        <draw:custom-shape draw:style-name="gr1" draw:text-style-name="P7" xml:id="id27" draw:id="id27" draw:layer="layout" svg:width="3.919cm" svg:height="1.253cm" svg:x="0.081cm" svg:y="16cm">
          <text:p text:style-name="P1"><text:span text:style-name="T10">ApertureDataSourceFactory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19cm" svg:height="1.287cm" svg:x="0.081cm" svg:y="17.713cm">
          <text:p text:style-name="P3"><text:span text:style-name="T10">+ApertureDataSourceFactory</text:span></text:p>
          <text:p text:style-name="P3"><text:span text:style-name="T10">+cre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layer="layout" svg:width="4.118cm" svg:height="1.546cm" svg:x="10.882cm" svg:y="1.454cm">
          <text:p text:style-name="P3"><text:span text:style-name="T9">#Crawler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3" draw:layer="layout" svg:width="4.118cm" svg:height="1.254cm" svg:x="10.882cm" svg:y="0.2cm">
          <text:p text:style-name="P1"><text:span text:style-name="T7">DataSourceFac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28" draw:id="id28" draw:layer="layout" svg:width="4.118cm" svg:height="3.2cm" svg:x="10.9cm" svg:y="3cm">
          <text:p text:style-name="P3"><text:span text:style-name="T1"/></text:p>
          <text:p text:style-name="P3"><text:span text:style-name="T1">#DataSourceFactory</text:span></text:p>
          <text:p text:style-name="P3"><text:span text:style-name="T1">+create</text:span></text:p>
          <text:p text:style-name="P3"><text:span text:style-name="T1">+getDataSourceSpecs</text:span></text:p>
          <text:p text:style-name="P3"><text:span text:style-name="T1">+getEnabledTypes</text:span></text:p>
          <text:p text:style-name="P3"><text:span text:style-name="T1">+getRestrictedTypes</text:span></text:p>
          <text:p text:style-name="P3"><text:span text:style-name="T1">+getSpec</text:span></text:p>
          <text:p text:style-name="P3"><text:span text:style-name="T1">+setEnabledTypes</text:span></text:p>
          <text:p text:style-name="P3"><text:span text:style-name="T1">+setRestrictedTypes</text:span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3.919cm" svg:height="0.551cm" svg:x="0.081cm" svg:y="17.249cm"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draw:type="lines" svg:x1="2.04cm" svg:y1="16cm" svg:x2="12.959cm" svg:y2="6.2cm" draw:start-shape="id27" draw:start-glue-point="0" draw:end-shape="id28" draw:end-glue-point="2" svg:d="m2040 16000v-502l10919-8797v-501" svg:viewBox="0 0 10920 9801">
          <text:p/>
        </draw:connector>
        <draw:custom-shape draw:style-name="gr1" draw:text-style-name="P7" xml:id="id30" draw:id="id30" draw:layer="layout" svg:width="3.919cm" svg:height="1.253cm" svg:x="8.581cm" svg:y="15.997cm">
          <text:p text:style-name="P1"><text:span text:style-name="T1">DIHDataSourceFactory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19cm" svg:height="0.794cm" svg:x="8.581cm" svg:y="17.806cm">
          <text:p text:style-name="P3"><text:span text:style-name="T1">+DIHDataSourceFactor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919cm" svg:height="0.551cm" svg:x="8.581cm" svg:y="17.2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7" xml:id="id29" draw:id="id29" draw:layer="layout" svg:width="4cm" svg:height="1.253cm" svg:x="4.3cm" svg:y="15.997cm">
          <text:p text:style-name="P1"><text:span text:style-name="T10">BehemothDataSourceFactory</text:span></text:p>
          <draw:enhanced-geometry svg:viewBox="0 0 21600 21600" draw:type="rectangle" draw:enhanced-path="M 0 0 L 21600 0 21600 21600 0 21600 0 0 Z N"/>
        </draw:custom-shape>
        <draw:custom-shape draw:style-name="gr1" draw:text-style-name="P14" draw:layer="layout" svg:width="4cm" svg:height="0.794cm" svg:x="4.3cm" svg:y="17.806cm">
          <text:p text:style-name="P3"><text:span text:style-name="T11">+BehemothDataSourceFactor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cm" svg:height="0.552cm" svg:x="4.3cm" svg:y="17.2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7" xml:id="id31" draw:id="id31" draw:layer="layout" svg:width="3.919cm" svg:height="1.253cm" svg:x="12.78cm" svg:y="15.996cm">
          <text:p text:style-name="P1"><text:span text:style-name="T1">FSDataSourceFactory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19cm" svg:height="2.196cm" svg:x="12.78cm" svg:y="17.804cm">
          <text:p text:style-name="P3"><text:span text:style-name="T1">#FSDataSourceFactory</text:span></text:p>
          <text:p text:style-name="P3"><text:span text:style-name="T1">+create</text:span></text:p>
          <text:p text:style-name="P3"><text:span text:style-name="T1">+createFS</text:span></text:p>
          <text:p text:style-name="P3"><text:span text:style-name="T1">+getSpec</text:span></text:p>
          <text:p text:style-name="P3"><text:span text:style-name="T1">-initializeUri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919cm" svg:height="0.551cm" svg:x="12.78cm" svg:y="17.2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7" xml:id="id32" draw:id="id32" draw:layer="layout" svg:width="3.919cm" svg:height="1.253cm" svg:x="16.979cm" svg:y="15.995cm">
          <text:p text:style-name="P1"><text:span text:style-name="T1">LogDataSourceFactory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19cm" svg:height="0.799cm" svg:x="16.979cm" svg:y="17.801cm">
          <text:p text:style-name="P3"><text:span text:style-name="T1">+LogDataSourceFactor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919cm" svg:height="0.551cm" svg:x="16.979cm" svg:y="17.2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7" xml:id="id33" draw:id="id33" draw:layer="layout" svg:width="3.919cm" svg:height="1.253cm" svg:x="21.178cm" svg:y="15.994cm">
          <text:p text:style-name="P1"><text:span text:style-name="T1">SolrXmlDataSourceFactory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19cm" svg:height="1.201cm" svg:x="21.178cm" svg:y="17.799cm">
          <text:p text:style-name="P3"><text:span text:style-name="T10">+SolrXmlDataSourceFactory</text:span></text:p>
          <text:p text:style-name="P3"><text:span text:style-name="T10">+creat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919cm" svg:height="0.551cm" svg:x="21.178cm" svg:y="17.2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7" xml:id="id34" draw:id="id34" draw:layer="layout" svg:width="4.863cm" svg:height="1.253cm" svg:x="22.637cm" svg:y="10.997cm">
          <text:p text:style-name="P1"><text:span text:style-name="T1">TwitterStreamDataSourceFactory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863cm" svg:height="0.8cm" svg:x="22.637cm" svg:y="12.8cm">
          <text:p text:style-name="P3"><text:span text:style-name="T10">+TwitterStreamDataSourceFactor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63cm" svg:height="0.55cm" svg:x="22.637cm" svg:y="12.25cm">
          <text:p/>
          <draw:enhanced-geometry svg:viewBox="0 0 21600 21600" draw:type="rectangle" draw:enhanced-path="M 0 0 L 21600 0 21600 21600 0 21600 0 0 Z N"/>
        </draw:custom-shape>
        <draw:connector draw:style-name="gr26" draw:text-style-name="P1" draw:layer="layout" draw:type="lines" svg:x1="6.3cm" svg:y1="15.997cm" svg:x2="12.959cm" svg:y2="6.2cm" draw:start-shape="id29" draw:start-glue-point="0" draw:end-shape="id28" draw:end-glue-point="2" svg:d="m6300 15997v-502l6659-8794v-501" svg:viewBox="0 0 6660 9798">
          <text:p/>
        </draw:connector>
        <draw:connector draw:style-name="gr27" draw:text-style-name="P1" draw:layer="layout" draw:type="lines" svg:x1="10.54cm" svg:y1="15.997cm" svg:x2="12.959cm" svg:y2="6.2cm" draw:start-shape="id30" draw:start-glue-point="0" draw:end-shape="id28" draw:end-glue-point="2" svg:d="m10540 15997v-502l2419-8794v-501" svg:viewBox="0 0 2420 9798">
          <text:p/>
        </draw:connector>
        <draw:connector draw:style-name="gr28" draw:text-style-name="P1" draw:layer="layout" draw:type="lines" svg:x1="14.739cm" svg:y1="15.996cm" svg:x2="12.959cm" svg:y2="6.2cm" draw:start-shape="id31" draw:start-glue-point="0" draw:end-shape="id28" draw:end-glue-point="2" svg:d="m14739 15996v-502l-1780-8793v-501" svg:viewBox="0 0 1781 9797">
          <text:p/>
        </draw:connector>
        <draw:connector draw:style-name="gr29" draw:text-style-name="P1" draw:layer="layout" draw:type="lines" svg:x1="18.938cm" svg:y1="15.995cm" svg:x2="12.959cm" svg:y2="6.2cm" draw:start-shape="id32" draw:start-glue-point="0" draw:end-shape="id28" draw:end-glue-point="2" svg:d="m18938 15995v-502l-5979-8792v-501" svg:viewBox="0 0 5980 9796">
          <text:p/>
        </draw:connector>
        <draw:connector draw:style-name="gr30" draw:text-style-name="P1" draw:layer="layout" draw:type="lines" svg:x1="23.137cm" svg:y1="15.994cm" svg:x2="12.959cm" svg:y2="6.2cm" draw:start-shape="id33" draw:start-glue-point="0" draw:end-shape="id28" draw:end-glue-point="2" svg:d="m23137 15994v-502l-10178-8791v-501" svg:viewBox="0 0 10179 9795">
          <text:p/>
        </draw:connector>
        <draw:connector draw:style-name="gr31" draw:text-style-name="P1" draw:layer="layout" draw:type="lines" svg:x1="25.068cm" svg:y1="10.997cm" svg:x2="12.959cm" svg:y2="6.2cm" draw:start-shape="id34" draw:start-glue-point="0" draw:end-shape="id28" draw:end-glue-point="2" svg:d="m25068 10997v-502l-12109-3794v-501" svg:viewBox="0 0 12110 4798">
          <text:p/>
        </draw:connector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1T0">
        <office:forms form:automatic-focus="false" form:apply-design-mode="false"/>
        <draw:custom-shape draw:style-name="gr2" draw:text-style-name="P6" draw:layer="layout" svg:width="5cm" svg:height="0.531cm" svg:x="5.8cm" svg:y="5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2" draw:layer="layout" svg:width="5cm" svg:height="1.069cm" svg:x="5.8cm" svg:y="4.2cm">
          <text:p text:style-name="P1"><text:span text:style-name="T6">&lt;&lt;interface&gt;&gt;</text:span></text:p>
          <text:p text:style-name="P1"><text:span text:style-name="T6">DataSource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36" draw:id="id36" draw:layer="layout" svg:width="5cm" svg:height="2.599cm" svg:x="5.8cm" svg:y="5.8cm">
          <text:p text:style-name="P3"><text:span text:style-name="T3">+syncSave</text:span></text:p>
          <text:p text:style-name="P3"><text:span text:style-name="T3">+initialLoad</text:span></text:p>
          <text:p text:style-name="P3"><text:span text:style-name="T3">+getDataSources</text:span></text:p>
          <text:p text:style-name="P3"><text:span text:style-name="T3">+re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5cm" svg:height="3.288cm" svg:x="11cm" svg:y="14.112cm">
          <text:p text:style-name="P3"><text:span text:style-name="T3"/></text:p>
          <text:p text:style-name="P3"><text:span text:style-name="T3">+YamlDataSourceManager</text:span></text:p>
          <text:p text:style-name="P3"><text:span text:style-name="T3">+getDataSources</text:span></text:p>
          <text:p text:style-name="P3"><text:span text:style-name="T3">+initialLoad</text:span></text:p>
          <text:p text:style-name="P3"><text:span text:style-name="T3">+syncSave</text:span></text:p>
          <text:p text:style-name="P3"><text:span text:style-name="T3">+reload</text:span></text:p>
          <text:p text:style-name="P3"><text:span text:style-name="T3">#init</text:span></text:p>
          <text:p text:style-name="P3"><text:span text:style-name="T3">#load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0" xml:id="id35" draw:id="id35" draw:layer="layout" svg:width="5cm" svg:height="0.96cm" svg:x="11cm" svg:y="13.152cm">
          <text:p text:style-name="P1"><text:span text:style-name="T5">YamlDataSourceManager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cm" svg:height="0.996cm" svg:x="11cm" svg:y="17.361cm">
          <text:p/>
          <draw:enhanced-geometry svg:viewBox="0 0 21600 21600" draw:type="rectangle" draw:enhanced-path="M 0 0 L 21600 0 21600 21600 0 21600 0 0 Z N"/>
        </draw:custom-shape>
        <draw:connector draw:style-name="gr32" draw:text-style-name="P1" draw:layer="layout" draw:type="lines" svg:x1="13.5cm" svg:y1="13.152cm" svg:x2="8.3cm" svg:y2="8.399cm" draw:start-shape="id35" draw:start-glue-point="0" draw:end-shape="id36" draw:end-glue-point="2" svg:d="m13500 13152v-501l-5200-3752v-500" svg:viewBox="0 0 5201 4754">
          <text:p/>
        </draw:connector>
        <draw:custom-shape draw:style-name="gr1" draw:text-style-name="P6" draw:layer="layout" svg:width="5cm" svg:height="0.932cm" svg:x="15.599cm" svg:y="5.268cm">
          <text:p text:style-name="P3"><text:span text:style-name="T3">#LocationIfRela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2" draw:layer="layout" svg:width="5cm" svg:height="1.069cm" svg:x="15.599cm" svg:y="4.199cm">
          <text:p text:style-name="P1"><text:span text:style-name="T6">YamlBean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37" draw:id="id37" draw:layer="layout" svg:width="5cm" svg:height="2.198cm" svg:x="15.599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s" svg:x1="13.5cm" svg:y1="13.152cm" svg:x2="18.099cm" svg:y2="8.398cm" draw:start-shape="id35" draw:start-glue-point="0" draw:end-shape="id37" draw:end-glue-point="2" svg:d="m13500 13152v-501l4599-3752v-501" svg:viewBox="0 0 4600 4755">
          <text:p/>
        </draw:connector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1T0">
        <office:forms form:automatic-focus="false" form:apply-design-mode="false"/>
        <draw:custom-shape draw:style-name="gr1" draw:text-style-name="P4" draw:layer="layout" svg:width="5cm" svg:height="1.431cm" svg:x="11.2cm" svg:y="1.769cm">
          <text:p text:style-name="P3"><text:span text:style-name="T1">#AtomicInteger</text:span></text:p>
          <text:p text:style-name="P3"><text:span text:style-name="T1">#DataSource</text:span></text:p>
          <text:p text:style-name="P3"><text:span text:style-name="T12">+NULL_UPDATE_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2" draw:layer="layout" svg:width="5cm" svg:height="1.069cm" svg:x="11.2cm" svg:y="0.7cm">
          <text:p text:style-name="P1"><text:span text:style-name="T6">Update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39" draw:id="id39" draw:layer="layout" svg:width="5cm" svg:height="5.2cm" svg:x="11.2cm" svg:y="3.2cm">
          <text:p text:style-name="P3"><text:span text:style-name="T3">+add</text:span></text:p>
          <text:p text:style-name="P3"><text:span text:style-name="T3">+commit</text:span></text:p>
          <text:p text:style-name="P3"><text:span text:style-name="T3">+delete</text:span></text:p>
          <text:p text:style-name="P3"><text:span text:style-name="T3">+deleteByQuery</text:span></text:p>
          <text:p text:style-name="P3"><text:span text:style-name="T3">+finish</text:span></text:p>
          <text:p text:style-name="P3"><text:span text:style-name="T3">+getCommitWithin</text:span></text:p>
          <text:p text:style-name="P3"><text:span text:style-name="T3">+getNumFailed</text:span></text:p>
          <text:p text:style-name="P3"><text:span text:style-name="T3">+init</text:span></text:p>
          <text:p text:style-name="P3"><text:span text:style-name="T3">+isStarted</text:span></text:p>
          <text:p text:style-name="P3"><text:span text:style-name="T3">+isUseCommitWithin</text:span></text:p>
          <text:p text:style-name="P3"><text:span text:style-name="T3">+setNumFailed</text:span></text:p>
          <text:p text:style-name="P3"><text:span text:style-name="T3">+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4.442cm" svg:height="1cm" svg:x="6.031cm" svg:y="12.5cm">
          <text:p text:style-name="P3"><text:span text:style-name="T1">-CoreContainer</text:span></text:p>
          <text:p text:style-name="P3"><text:span text:style-name="T1">-ModifiableSolrParams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xml:id="id40" draw:id="id40" draw:layer="layout" svg:width="4.446cm" svg:height="0.96cm" svg:x="6.023cm" svg:y="11.552cm">
          <text:p text:style-name="P1"><text:span text:style-name="T13">DirectSolrUpdate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4.442cm" svg:height="0.769cm" svg:x="11.45cm" svg:y="12.431cm">
          <text:p text:style-name="P3"><text:span text:style-name="T1">SolrFileWriter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xml:id="id38" draw:id="id38" draw:layer="layout" svg:width="4.446cm" svg:height="0.96cm" svg:x="11.446cm" svg:y="11.552cm">
          <text:p text:style-name="P1"><text:span text:style-name="T13">FileUpdate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4.446cm" svg:height="2.796cm" svg:x="11.446cm" svg:y="13.204cm">
          <text:p text:style-name="P3"><text:span text:style-name="T1">+add</text:span></text:p>
          <text:p text:style-name="P3"><text:span text:style-name="T1">+commit</text:span></text:p>
          <text:p text:style-name="P3"><text:span text:style-name="T1">+delete</text:span></text:p>
          <text:p text:style-name="P3"><text:span text:style-name="T1">+deleteByQuery</text:span></text:p>
          <text:p text:style-name="P3"><text:span text:style-name="T1">+finish</text:span></text:p>
          <text:p text:style-name="P3"><text:span text:style-name="T1">+init</text:span></text:p>
          <text:p text:style-name="P3"><text:span text:style-name="T1">+start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4.441cm" svg:height="0.869cm" svg:x="16.969cm" svg:y="12.431cm">
          <text:p text:style-name="P3"><text:span text:style-name="T1">#Document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xml:id="id42" draw:id="id42" draw:layer="layout" svg:width="4.445cm" svg:height="0.96cm" svg:x="16.969cm" svg:y="11.552cm">
          <text:p text:style-name="P1"><text:span text:style-name="T13">HBaseUpdate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4.445cm" svg:height="3.596cm" svg:x="16.969cm" svg:y="13.204cm">
          <text:p text:style-name="P3"><text:span text:style-name="T1">+add</text:span></text:p>
          <text:p text:style-name="P3"><text:span text:style-name="T1">+commit</text:span></text:p>
          <text:p text:style-name="P3"><text:span text:style-name="T1">+delete</text:span></text:p>
          <text:p text:style-name="P3"><text:span text:style-name="T1">+deleteByQuery</text:span></text:p>
          <text:p text:style-name="P3"><text:span text:style-name="T1">+finish</text:span></text:p>
          <text:p text:style-name="P3"><text:span text:style-name="T1">+init</text:span></text:p>
          <text:p text:style-name="P3"><text:span text:style-name="T1">+getCollection</text:span></text:p>
          <text:p text:style-name="P3"><text:span text:style-name="T1">+getField</text:span></text:p>
          <text:p text:style-name="P3"><text:span text:style-name="T1">+getTable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4.44cm" svg:height="1.588cm" svg:x="0.612cm" svg:y="12.512cm">
          <text:p text:style-name="P3"><text:span text:style-name="T1"/></text:p>
          <text:p text:style-name="P3"><text:span text:style-name="T1">BatchManager</text:span></text:p>
          <text:p text:style-name="P3"><text:span text:style-name="T1">BatchStatus</text:span></text:p>
          <text:p text:style-name="P3"><text:span text:style-name="T1">BatchSolrWriter</text:span></text:p>
          <text:p text:style-name="P3"><text:span text:style-name="T1">UpdateController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0" xml:id="id41" draw:id="id41" draw:layer="layout" svg:width="4.444cm" svg:height="0.96cm" svg:x="0.6cm" svg:y="11.552cm">
          <text:p text:style-name="P1"><text:span text:style-name="T13">BatchTeeUpdate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4.444cm" svg:height="4.3cm" svg:x="0.6cm" svg:y="14.1cm">
          <text:p text:style-name="P3"><text:span text:style-name="T1">+BatchTeeUpdateController</text:span></text:p>
          <text:p text:style-name="P3"><text:span text:style-name="T1">+add</text:span></text:p>
          <text:p text:style-name="P3"><text:span text:style-name="T1">+commit</text:span></text:p>
          <text:p text:style-name="P3"><text:span text:style-name="T1">+delete</text:span></text:p>
          <text:p text:style-name="P3"><text:span text:style-name="T1">+deleteByQuery</text:span></text:p>
          <text:p text:style-name="P3"><text:span text:style-name="T1">+finish</text:span></text:p>
          <text:p text:style-name="P3"><text:span text:style-name="T1">+init</text:span></text:p>
          <text:p text:style-name="P3"><text:span text:style-name="T1">+setBatch</text:span></text:p>
          <text:p text:style-name="P3"><text:span text:style-name="T1">+setOutput</text:span></text:p>
          <text:p text:style-name="P3"><text:span text:style-name="T1">+start</text:span></text:p>
          <text:p text:style-name="P3"><text:span text:style-name="T1">-ensureStarted</text:span></text:p>
          <draw:enhanced-geometry svg:viewBox="0 0 21600 21600" draw:type="rectangle" draw:enhanced-path="M 0 0 L 21600 0 21600 21600 0 21600 0 0 Z N"/>
        </draw:custom-shape>
        <draw:connector draw:style-name="gr34" draw:text-style-name="P1" draw:layer="layout" draw:type="lines" svg:x1="13.669cm" svg:y1="11.552cm" svg:x2="13.7cm" svg:y2="8.4cm" draw:start-shape="id38" draw:start-glue-point="0" draw:end-shape="id39" draw:end-glue-point="2" svg:d="m13669 11552v-501l31-2150v-501" svg:viewBox="0 0 32 3153">
          <text:p/>
        </draw:connector>
        <draw:connector draw:style-name="gr35" draw:text-style-name="P1" draw:layer="layout" draw:type="lines" svg:x1="8.246cm" svg:y1="11.552cm" svg:x2="13.7cm" svg:y2="8.4cm" draw:start-shape="id40" draw:start-glue-point="0" draw:end-shape="id39" draw:end-glue-point="2" svg:d="m8246 11552v-501l5454-2150v-501" svg:viewBox="0 0 5455 3153">
          <text:p/>
        </draw:connector>
        <draw:connector draw:style-name="gr36" draw:text-style-name="P1" draw:layer="layout" draw:type="lines" svg:x1="2.822cm" svg:y1="11.552cm" svg:x2="13.7cm" svg:y2="8.4cm" draw:start-shape="id41" draw:start-glue-point="0" draw:end-shape="id39" draw:end-glue-point="2" svg:d="m2822 11552v-501l10878-2150v-501" svg:viewBox="0 0 10879 3153">
          <text:p/>
        </draw:connector>
        <draw:connector draw:style-name="gr37" draw:text-style-name="P1" draw:layer="layout" draw:type="lines" svg:x1="19.191cm" svg:y1="11.552cm" svg:x2="13.7cm" svg:y2="8.4cm" draw:start-shape="id42" draw:start-glue-point="0" draw:end-shape="id39" draw:end-glue-point="2" svg:d="m19191 11552v-501l-5491-2150v-501" svg:viewBox="0 0 5492 3153">
          <text:p/>
        </draw:connector>
        <draw:connector draw:style-name="gr38" draw:text-style-name="P1" draw:layer="layout" draw:type="lines" svg:x1="24.79cm" svg:y1="11.551cm" svg:x2="13.7cm" svg:y2="8.4cm" draw:start-shape="id43" draw:start-glue-point="0" draw:end-shape="id39" draw:end-glue-point="2" svg:d="m24790 11551v-501l-11090-2149v-501" svg:viewBox="0 0 11091 3152">
          <text:p/>
        </draw:connector>
        <draw:custom-shape draw:style-name="gr1" draw:text-style-name="P6" draw:layer="layout" svg:width="4.446cm" svg:height="3.897cm" svg:x="6.045cm" svg:y="13.503cm">
          <text:p text:style-name="P3"><text:span text:style-name="T1">+DirectSolrUpdateController</text:span></text:p>
          <text:p text:style-name="P3"><text:span text:style-name="T1">+add</text:span></text:p>
          <text:p text:style-name="P3"><text:span text:style-name="T1">+init</text:span></text:p>
          <text:p text:style-name="P3"><text:span text:style-name="T1">+delete</text:span></text:p>
          <text:p text:style-name="P3"><text:span text:style-name="T1">+deleteByQuery</text:span></text:p>
          <text:p text:style-name="P3"><text:span text:style-name="T1">+start</text:span></text:p>
          <text:p text:style-name="P3"><text:span text:style-name="T1">#newAddUpdateCommand</text:span></text:p>
          <text:p text:style-name="P3"><text:span text:style-name="T1">-doAdd</text:span></text:p>
          <text:p text:style-name="P3"><text:span text:style-name="T1">-getFieldMappingHandler</text:span></text:p>
          <text:p text:style-name="P3"><text:span text:style-name="T1">-getUpdateProcessor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4.441cm" svg:height="0.97cm" svg:x="22.568cm" svg:y="12.43cm">
          <text:p text:style-name="P3"><text:span text:style-name="T1">Thread</text:span></text:p>
          <text:p text:style-name="P3"><text:span text:style-name="T1">Solr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xml:id="id43" draw:id="id43" draw:layer="layout" svg:width="4.445cm" svg:height="0.96cm" svg:x="22.568cm" svg:y="11.551cm">
          <text:p text:style-name="P1"><text:span text:style-name="T13">SolrJUpdate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4.445cm" svg:height="3.797cm" svg:x="22.568cm" svg:y="13.403cm">
          <text:p text:style-name="P3"><text:span text:style-name="T1">+add</text:span></text:p>
          <text:p text:style-name="P3"><text:span text:style-name="T1">+commit</text:span></text:p>
          <text:p text:style-name="P3"><text:span text:style-name="T1">+delete</text:span></text:p>
          <text:p text:style-name="P3"><text:span text:style-name="T1">+deleteByQuery</text:span></text:p>
          <text:p text:style-name="P3"><text:span text:style-name="T1">+finish</text:span></text:p>
          <text:p text:style-name="P3"><text:span text:style-name="T1">+init</text:span></text:p>
          <text:p text:style-name="P3"><text:span text:style-name="T1">+start</text:span></text:p>
          <text:p text:style-name="P3"><text:span text:style-name="T1">-ensureStarted</text:span></text:p>
          <text:p text:style-name="P3"><text:span text:style-name="T1">-flush</text:span></text:p>
          <text:p text:style-name="P3"><text:span text:style-name="T1">-processThrowab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1T0">
        <office:forms form:automatic-focus="false" form:apply-design-mode="false"/>
        <draw:custom-shape draw:style-name="gr2" draw:text-style-name="P6" draw:layer="layout" svg:width="5cm" svg:height="0.431cm" svg:x="1cm" svg:y="1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layout" svg:width="5cm" svg:height="1.069cm" svg:x="1cm" svg:y="0.9cm">
          <text:p text:style-name="P1"><text:span text:style-name="T5">CrawlerUtils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5cm" svg:height="5cm" svg:x="1cm" svg:y="2.4cm">
          <text:p text:style-name="P3"><text:span text:style-name="T3">+crawl</text:span></text:p>
          <text:p text:style-name="P3"><text:span text:style-name="T3">+fileReachabilityCheck</text:span></text:p>
          <text:p text:style-name="P3"><text:span text:style-name="T3">+finishAllJobs</text:span></text:p>
          <text:p text:style-name="P3"><text:span text:style-name="T3">+isMatchingType</text:span></text:p>
          <text:p text:style-name="P3"><text:span text:style-name="T3">+msgDocFailed</text:span></text:p>
          <text:p text:style-name="P3"><text:span text:style-name="T3">+msgDocSkipped</text:span></text:p>
          <text:p text:style-name="P3"><text:span text:style-name="T3">+msgDocSuccess</text:span></text:p>
          <text:p text:style-name="P3"><text:span text:style-name="T3">+resolveRelativePath</text:span></text:p>
          <text:p text:style-name="P3"><text:span text:style-name="T3">+waitAllJobs</text:span></text:p>
          <text:p text:style-name="P3"><text:span text:style-name="T3">+waitJob</text:span></text:p>
          <text:p text:style-name="P3"><text:span text:style-name="T3">+waitJobStar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5cm" svg:height="0.431cm" svg:x="7.399cm" svg:y="1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layout" svg:width="5cm" svg:height="1.069cm" svg:x="7.399cm" svg:y="0.898cm">
          <text:p text:style-name="P1"><text:span text:style-name="T5">CrawlEvent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5cm" svg:height="3.002cm" svg:x="7.399cm" svg:y="2.398cm">
          <text:p text:style-name="P3"><text:span text:style-name="T3">+CrawlEvent</text:span></text:p>
          <text:p text:style-name="P3"><text:span text:style-name="T3">+getMessage</text:span></text:p>
          <text:p text:style-name="P3"><text:span text:style-name="T3">+getSource</text:span></text:p>
          <text:p text:style-name="P3"><text:span text:style-name="T3">+getStatus</text:span></text:p>
          <text:p text:style-name="P3"><text:span text:style-name="T3">+getType</text:span></text:p>
          <text:p text:style-name="P3"><text:span text:style-name="T3">+to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5cm" svg:height="0.431cm" svg:x="7.4cm" svg:y="12.1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layout" svg:width="5cm" svg:height="1.069cm" svg:x="7.4cm" svg:y="11.098cm">
          <text:p text:style-name="P1"><text:span text:style-name="T5">CrawlId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5cm" svg:height="3.002cm" svg:x="7.4cm" svg:y="12.598cm">
          <text:p text:style-name="P3"><text:span text:style-name="T3">+CrawlId</text:span></text:p>
          <text:p text:style-name="P3"><text:span text:style-name="T3">+equals</text:span></text:p>
          <text:p text:style-name="P3"><text:span text:style-name="T3">+hashCode</text:span></text:p>
          <text:p text:style-name="P3"><text:span text:style-name="T3">+to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5cm" svg:height="0.431cm" svg:x="1cm" svg:y="19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2" draw:layer="layout" svg:width="5cm" svg:height="1.069cm" svg:x="1cm" svg:y="18cm">
          <text:p text:style-name="P1"><text:span text:style-name="T6">&lt;&lt;interface&gt;&gt;</text:span></text:p>
          <text:p text:style-name="P1"><text:span text:style-name="T6">CrawlListener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5cm" svg:height="0.806cm" svg:x="1cm" svg:y="19.5cm">
          <text:p text:style-name="P3"><text:span text:style-name="T3">+process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5cm" svg:height="0.431cm" svg:x="7.4cm" svg:y="6.8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layout" svg:width="5cm" svg:height="1.069cm" svg:x="7.4cm" svg:y="5.8cm">
          <text:p text:style-name="P1"><text:span text:style-name="T5">CrawlState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5cm" svg:height="3.002cm" svg:x="7.4cm" svg:y="7.3cm">
          <text:p text:style-name="P3"><text:span text:style-name="T3">+add</text:span></text:p>
          <text:p text:style-name="P3"><text:span text:style-name="T3">+clear</text:span></text:p>
          <text:p text:style-name="P3"><text:span text:style-name="T3">+delete</text:span><text:span text:style-name="T3"><text:line-break/></text:span><text:span text:style-name="T3">+get</text:span><text:span text:style-name="T3"><text:line-break/></text:span><text:span text:style-name="T3">+getJobStates</text:span><text:span text:style-name="T3"><text:line-break/></text:span><text:span text:style-name="T3">+shut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5cm" svg:height="0.431cm" svg:x="7.4cm" svg:y="17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layout" svg:width="5cm" svg:height="1.069cm" svg:x="7.4cm" svg:y="16.3cm">
          <text:p text:style-name="P1"><text:span text:style-name="T5">FieldDesc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5cm" svg:height="2.608cm" svg:x="7.4cm" svg:y="17.8cm">
          <text:p text:style-name="P3"><text:span text:style-name="T3">+FieldDesc</text:span></text:p>
          <text:p text:style-name="P3"><text:span text:style-name="T3">+getBoost</text:span></text:p>
          <text:p text:style-name="P3"><text:span text:style-name="T3">+getFieldName</text:span></text:p>
          <text:p text:style-name="P3"><text:span text:style-name="T3">+isDateField</text:span></text:p>
          <text:p text:style-name="P3"><text:span text:style-name="T3">+isMultiValu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5cm" svg:height="1.233cm" svg:x="0.999cm" svg:y="8.967cm">
          <text:p text:style-name="P3"><text:span text:style-name="T3">-Injector</text:span></text:p>
          <text:p text:style-name="P3"><text:span text:style-name="T3">-Defaul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layout" svg:width="5cm" svg:height="1.069cm" svg:x="0.999cm" svg:y="7.898cm">
          <text:p text:style-name="P1"><text:span text:style-name="T5">CrawlerControllerRegistry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5cm" svg:height="7.202cm" svg:x="0.999cm" svg:y="10.198cm">
          <text:p text:style-name="P3"><text:span text:style-name="T3">getSharedLibraryClassloaders</text:span></text:p>
          <text:p text:style-name="P3"><text:span text:style-name="T3">+CrawlerControllerRegistry</text:span></text:p>
          <text:p text:style-name="P3"><text:span text:style-name="T3">+abortAllJobs</text:span></text:p>
          <text:p text:style-name="P3"><text:span text:style-name="T3">+get</text:span></text:p>
          <text:p text:style-name="P3"><text:span text:style-name="T3">+getControllers</text:span></text:p>
          <text:p text:style-name="P3"><text:span text:style-name="T3">+initCrawler</text:span></text:p>
          <text:p text:style-name="P3"><text:span text:style-name="T3">+initCrawlersFromJar</text:span></text:p>
          <text:p text:style-name="P3"><text:span text:style-name="T3">+isLoaded</text:span></text:p>
          <text:p text:style-name="P3"><text:span text:style-name="T3">+reload</text:span></text:p>
          <text:p text:style-name="P3"><text:span text:style-name="T3">+reset</text:span></text:p>
          <text:p text:style-name="P3"><text:span text:style-name="T3">+shutdown</text:span></text:p>
          <text:p text:style-name="P3"><text:span text:style-name="T3">-builtinInit</text:span></text:p>
          <text:p text:style-name="P3"><text:span text:style-name="T3">-cleanupTempDir</text:span></text:p>
          <text:p text:style-name="P3"><text:span text:style-name="T3">-initCrawler</text:span></text:p>
          <text:p text:style-name="P3"><text:span text:style-name="T3">-initExternalSharedLibs</text:span></text:p>
          <text:p text:style-name="P3"><text:span text:style-name="T3">-initRegistry</text:span></text:p>
          <text:p text:style-name="P3"><text:span text:style-name="T3">-initSharedLi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5cm" svg:height="2.835cm" svg:x="14.098cm" svg:y="1.965cm">
          <text:p text:style-name="P3"><text:span text:style-name="T3">-CrawlId</text:span></text:p>
          <text:p text:style-name="P3"><text:span text:style-name="T3">-DataSourceId</text:span></text:p>
          <text:p text:style-name="P3"><text:span text:style-name="T3">-JobState</text:span></text:p>
          <text:p text:style-name="P3"><text:span text:style-name="T3">-Exception</text:span></text:p>
          <text:p text:style-name="P3"><text:span text:style-name="T3">-AtomicLong</text:span></text:p>
          <text:p text:style-name="P3"><text:span text:style-name="T3">-Throw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layout" svg:width="5cm" svg:height="1.069cm" svg:x="14.098cm" svg:y="0.896cm">
          <text:p text:style-name="P1"><text:span text:style-name="T5">CrawlStat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1.402cm" svg:x="14.098cm" svg:y="4.798cm">
          <text:p text:style-name="P1"><text:span text:style-name="T3">.</text:span></text:p>
          <text:p text:style-name="P1"><text:span text:style-name="T3">.</text:span></text:p>
          <text:p text:style-name="P1"><text:span text:style-name="T3">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1T0">
        <office:forms form:automatic-focus="false" form:apply-design-mode="false"/>
        <draw:custom-shape draw:style-name="gr2" draw:text-style-name="P6" draw:layer="layout" svg:width="5cm" svg:height="0.431cm" svg:x="8.401cm" svg:y="9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46" draw:id="id46" draw:layer="layout" svg:width="5cm" svg:height="1.069cm" svg:x="8.401cm" svg:y="8.596cm">
          <text:p text:style-name="P1"><text:span text:style-name="T5">CrawlExcep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45" draw:id="id45" draw:layer="layout" svg:width="5cm" svg:height="0.602cm" svg:x="8.401cm" svg:y="10.096cm">
          <text:p text:style-name="P3"><text:span text:style-name="T3"/></text:p>
          <text:p text:style-name="P3"><text:span text:style-name="T3">+CrawlException</text:span></text:p>
          <text:p text:style-name="P3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5cm" svg:height="0.431cm" svg:x="8.401cm" svg:y="14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44" draw:id="id44" draw:layer="layout" svg:width="5cm" svg:height="1.069cm" svg:x="8.401cm" svg:y="13.298cm">
          <text:p text:style-name="P1"><text:span text:style-name="T5">JobStateException</text:span>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draw:type="lines" svg:x1="10.901cm" svg:y1="13.298cm" svg:x2="10.901cm" svg:y2="10.698cm" draw:start-shape="id44" draw:start-glue-point="0" draw:end-shape="id45" draw:end-glue-point="2" svg:d="m10901 13298v-502-1597-501" svg:viewBox="0 0 1 2601">
          <text:p/>
        </draw:connector>
        <draw:custom-shape draw:style-name="gr1" draw:text-style-name="P6" draw:layer="layout" svg:width="5cm" svg:height="3.002cm" svg:x="8.401cm" svg:y="14.798cm">
          <text:p text:style-name="P3"><text:span text:style-name="T3">+JobStateException</text:span></text:p>
          <text:p text:style-name="P3"><text:span text:style-name="T3">+getJobs</text:span></text:p>
          <text:p text:style-name="P3"><text:span text:style-name="T3">+to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5cm" svg:height="0.431cm" svg:x="15.2cm" svg:y="9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48" draw:id="id48" draw:layer="layout" svg:width="5cm" svg:height="1.069cm" svg:x="15.2cm" svg:y="8.594cm">
          <text:p text:style-name="P1"><text:span text:style-name="T5">DataSourceFactoryExcep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5cm" svg:height="2.106cm" svg:x="15.2cm" svg:y="10.094cm">
          <text:p text:style-name="P3"><text:span text:style-name="T3"/></text:p>
          <text:p text:style-name="P3"><text:span text:style-name="T3">+DataSourceFactoryException</text:span></text:p>
          <text:p text:style-name="P3"><text:span text:style-name="T3">+getErrors</text:span></text:p>
          <text:p text:style-name="P3"><text:span text:style-name="T3">+toString</text:span></text:p>
          <text:p text:style-name="P3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5cm" svg:height="0.431cm" svg:x="8.4cm" svg:y="3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draw:layer="layout" svg:width="5cm" svg:height="1.069cm" svg:x="8.4cm" svg:y="2.594cm">
          <text:p text:style-name="P1"><text:span text:style-name="T5">Excep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47" draw:id="id47" draw:layer="layout" svg:width="5cm" svg:height="0.602cm" svg:x="8.4cm" svg:y="4.094cm">
          <text:p text:style-name="P3"><text:span text:style-name="T3"/></text:p>
          <text:p text:style-name="P3"><text:span text:style-name="T3">+Exception</text:span></text:p>
          <text:p text:style-name="P3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0" draw:text-style-name="P1" draw:layer="layout" draw:type="lines" svg:x1="10.901cm" svg:y1="8.596cm" svg:x2="10.9cm" svg:y2="4.696cm" draw:start-shape="id46" draw:start-glue-point="0" draw:end-shape="id47" draw:end-glue-point="2" svg:d="m10901 8596v-502l-1-2897v-501" svg:viewBox="0 0 2 3901">
          <text:p/>
        </draw:connector>
        <draw:connector draw:style-name="gr41" draw:text-style-name="P1" draw:layer="layout" draw:type="lines" svg:x1="17.7cm" svg:y1="8.594cm" svg:x2="10.9cm" svg:y2="4.696cm" draw:start-shape="id48" draw:start-glue-point="0" draw:end-shape="id47" draw:end-glue-point="2" svg:d="m17700 8594v-502l-6800-2895v-501" svg:viewBox="0 0 6801 3899">
          <text:p/>
        </draw:connector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1T0">
        <draw:custom-shape draw:style-name="gr2" draw:text-style-name="P6" draw:layer="layout" svg:width="5cm" svg:height="1cm" svg:x="11.2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2" draw:layer="layout" svg:width="5cm" svg:height="0.8cm" svg:x="11.2cm" svg:y="3.1cm">
          <text:p text:style-name="P1"><text:span text:style-name="T6">History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50" draw:id="id50" draw:layer="layout" svg:width="5cm" svg:height="4.4cm" svg:x="11.2cm" svg:y="4.9cm">
          <text:p text:style-name="P3"><text:span text:style-name="T3"/></text:p>
          <text:p text:style-name="P3"><text:span text:style-name="T3">+initEmptyItem</text:span></text:p>
          <text:p text:style-name="P3"><text:span text:style-name="T3">+addHistory</text:span></text:p>
          <text:p text:style-name="P3"><text:span text:style-name="T3">+getCumulativeHistory</text:span></text:p>
          <text:p text:style-name="P3"><text:span text:style-name="T3">+getHistory</text:span></text:p>
          <text:p text:style-name="P3"><text:span text:style-name="T3">+removeHistory</text:span></text:p>
          <text:p text:style-name="P3"><text:span text:style-name="T3">+save</text:span></text:p>
          <text:p text:style-name="P3"><text:span text:style-name="T3">#History</text:span></text:p>
          <text:p text:style-name="P3"><text:span text:style-name="T3">#upgradeFormat</text:span></text:p>
          <text:p text:style-name="P3"><text:span text:style-name="T3">-aggregate</text:span></text:p>
          <text:p text:style-name="P3"><text:span text:style-name="T3"/></text:p>
          <text:p text:style-name="P3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5cm" svg:height="0.431cm" svg:x="6.2cm" svg:y="14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49" draw:id="id49" draw:layer="layout" svg:width="5cm" svg:height="1.069cm" svg:x="6.2cm" svg:y="13.202cm">
          <text:p text:style-name="P1"><text:span text:style-name="T5">DataSourceHistory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s" svg:x1="8.7cm" svg:y1="13.202cm" svg:x2="13.7cm" svg:y2="9.3cm" draw:start-shape="id49" draw:start-glue-point="0" draw:end-shape="id50" draw:end-glue-point="2" svg:d="m8700 13202v-502l5000-2899v-501" svg:viewBox="0 0 5001 3903">
          <text:p/>
        </draw:connector>
        <draw:custom-shape draw:style-name="gr1" draw:text-style-name="P6" draw:layer="layout" svg:width="5cm" svg:height="0.898cm" svg:x="6.2cm" svg:y="14.702cm">
          <text:p text:style-name="P3"><text:span text:style-name="T3">+DataSourceHis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5cm" svg:height="0.431cm" svg:x="16.399cm" svg:y="14.2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1" draw:id="id51" draw:layer="layout" svg:width="5cm" svg:height="1.069cm" svg:x="16.399cm" svg:y="13.2cm">
          <text:p text:style-name="P1"><text:span text:style-name="T5">SolrCmdHistory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5cm" svg:height="0.898cm" svg:x="16.399cm" svg:y="14.7cm">
          <text:p text:style-name="P3"><text:span text:style-name="T3">+</text:span><text:span text:style-name="T7">SolrCmdHis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" draw:layer="layout" draw:type="lines" svg:x1="18.899cm" svg:y1="13.2cm" svg:x2="13.7cm" svg:y2="9.3cm" draw:start-shape="id51" draw:start-glue-point="0" draw:end-shape="id50" draw:end-glue-point="2" svg:d="m18899 13200v-502l-5199-2897v-501" svg:viewBox="0 0 5200 3901">
          <text:p/>
        </draw:connector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1T0">
        <draw:custom-shape draw:style-name="gr2" draw:text-style-name="P6" draw:layer="layout" svg:width="5cm" svg:height="0.5cm" svg:x="11cm" svg:y="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2" draw:layer="layout" svg:width="5cm" svg:height="0.9cm" svg:x="11cm" svg:y="3cm">
          <text:p text:style-name="P1"><text:span text:style-name="T6">&lt;&lt;interface&gt;&gt;</text:span></text:p>
          <text:p text:style-name="P1"><text:span text:style-name="T6">HistoryRecorder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53" draw:id="id53" draw:layer="layout" svg:width="5cm" svg:height="0.9cm" svg:x="11cm" svg:y="4.4cm">
          <text:p text:style-name="P3"><text:span text:style-name="T3"/></text:p>
          <text:p text:style-name="P3"><text:span text:style-name="T3"/></text:p>
          <text:p text:style-name="P3"><text:span text:style-name="T3">+record</text:span></text:p>
          <text:p text:style-name="P3"><text:span text:style-name="T3"/></text:p>
          <text:p text:style-name="P3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5cm" svg:height="0.829cm" svg:x="11cm" svg:y="13.771cm">
          <text:p text:style-name="P3"><text:span text:style-name="T3">-DataSourceHis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2" draw:id="id52" draw:layer="layout" svg:width="5cm" svg:height="0.798cm" svg:x="11cm" svg:y="13.002cm">
          <text:p text:style-name="P1"><text:span text:style-name="T5">DefaultHistoryRecorder</text:span></text:p>
          <draw:enhanced-geometry svg:viewBox="0 0 21600 21600" draw:type="rectangle" draw:enhanced-path="M 0 0 L 21600 0 21600 21600 0 21600 0 0 Z N"/>
        </draw:custom-shape>
        <draw:connector draw:style-name="gr43" draw:text-style-name="P1" draw:layer="layout" draw:type="lines" svg:x1="13.5cm" svg:y1="13.002cm" svg:x2="13.5cm" svg:y2="5.3cm" draw:start-shape="id52" draw:start-glue-point="0" draw:end-shape="id53" draw:end-glue-point="2" svg:d="m13500 13002v-501-6700-501" svg:viewBox="0 0 1 7703">
          <text:p/>
        </draw:connector>
        <draw:custom-shape draw:style-name="gr1" draw:text-style-name="P6" draw:layer="layout" svg:width="5cm" svg:height="0.898cm" svg:x="11cm" svg:y="14.602cm">
          <text:p text:style-name="P3"><text:span text:style-name="T3">+recor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1T0">
        <draw:custom-shape draw:style-name="gr1" draw:text-style-name="P6" draw:layer="layout" svg:width="5cm" svg:height="1.9cm" svg:x="11cm" svg:y="2.4cm">
          <text:p text:style-name="P3"><text:span text:style-name="T3">#CrawlState</text:span></text:p>
          <text:p text:style-name="P3"><text:span text:style-name="T3">#UpdateController</text:span></text:p>
          <text:p text:style-name="P3"><text:span text:style-name="T3">#FieldM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2" draw:layer="layout" svg:width="5cm" svg:height="0.8cm" svg:x="11cm" svg:y="1.6cm">
          <text:p text:style-name="P1"><text:span text:style-name="T6">Parser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55" draw:id="id55" draw:layer="layout" svg:width="5cm" svg:height="1.8cm" svg:x="11cm" svg:y="4.3cm">
          <text:p text:style-name="P3"><text:span text:style-name="T3">+ParserController</text:span></text:p>
          <text:p text:style-name="P3"><text:span text:style-name="T3">+init</text:span></text:p>
          <text:p text:style-name="P3"><text:span text:style-name="T3">+par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5cm" svg:height="1.031cm" svg:x="6cm" svg:y="11.871cm">
          <text:p text:style-name="P3"><text:span text:style-name="T3">-Core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4" draw:id="id54" draw:layer="layout" svg:width="5cm" svg:height="1.069cm" svg:x="6cm" svg:y="10.802cm">
          <text:p text:style-name="P1"><text:span text:style-name="T5">LocalSolrCellParserController</text:span></text:p>
          <draw:enhanced-geometry svg:viewBox="0 0 21600 21600" draw:type="rectangle" draw:enhanced-path="M 0 0 L 21600 0 21600 21600 0 21600 0 0 Z N"/>
        </draw:custom-shape>
        <draw:connector draw:style-name="gr42" draw:text-style-name="P1" draw:layer="layout" draw:type="lines" svg:x1="8.5cm" svg:y1="10.802cm" svg:x2="13.5cm" svg:y2="6.1cm" draw:start-shape="id54" draw:start-glue-point="0" draw:end-shape="id55" draw:end-glue-point="2" svg:d="m8500 10802v-502l5000-3699v-501" svg:viewBox="0 0 5001 4703">
          <text:p/>
        </draw:connector>
        <draw:custom-shape draw:style-name="gr1" draw:text-style-name="P6" draw:layer="layout" svg:width="5cm" svg:height="1.298cm" svg:x="6cm" svg:y="12.902cm">
          <text:p text:style-name="P3"><text:span text:style-name="T3">+LocalSolrCellParserController</text:span></text:p>
          <text:p text:style-name="P3"><text:span text:style-name="T3">+par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5cm" svg:height="2.131cm" svg:x="16.199cm" svg:y="11.869cm">
          <text:p text:style-name="P3"><text:span text:style-name="T3">#ContentHandler</text:span></text:p>
          <text:p text:style-name="P3"><text:span text:style-name="T3">#Parser</text:span></text:p>
          <text:p text:style-name="P3"><text:span text:style-name="T3">#MimeTypes</text:span></text:p>
          <text:p text:style-name="P3"><text:span text:style-name="T3">#Det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0" xml:id="id56" draw:id="id56" draw:layer="layout" svg:width="5cm" svg:height="1.069cm" svg:x="16.199cm" svg:y="10.8cm">
          <text:p text:style-name="P1"><text:span text:style-name="T5">TikaParser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5cm" svg:height="4.8cm" svg:x="16.199cm" svg:y="14cm">
          <text:p text:style-name="P3"><text:span text:style-name="T3">+TikaParserController</text:span></text:p>
          <text:p text:style-name="P3"><text:span text:style-name="T3">+getBatchId</text:span></text:p>
          <text:p text:style-name="P3"><text:span text:style-name="T3">+init</text:span></text:p>
          <text:p text:style-name="P3"><text:span text:style-name="T3">+isAddFailedDocs</text:span></text:p>
          <text:p text:style-name="P3"><text:span text:style-name="T3">+isFlattenCompound</text:span></text:p>
          <text:p text:style-name="P3"><text:span text:style-name="T3">+isIncludeImages</text:span></text:p>
          <text:p text:style-name="P3"><text:span text:style-name="T3">+parse</text:span></text:p>
          <text:p text:style-name="P3"><text:span text:style-name="T3">+setAddFailedDocs</text:span></text:p>
          <text:p text:style-name="P3"><text:span text:style-name="T3">+setFlattenCompound</text:span></text:p>
          <text:p text:style-name="P3"><text:span text:style-name="T3">+setIncludeIm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" draw:layer="layout" draw:type="lines" svg:x1="18.699cm" svg:y1="10.8cm" svg:x2="13.5cm" svg:y2="6.1cm" draw:start-shape="id56" draw:start-glue-point="0" draw:end-shape="id55" draw:end-glue-point="2" svg:d="m18699 10800v-502l-5199-3697v-501" svg:viewBox="0 0 5200 4701">
          <text:p/>
        </draw:connector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Triangle_20_unfilled" draw:display-name="Triangle unfilled" svg:viewBox="0 0 5676 8800" svg:d="m1500 0 1500 3000h-3000zm-3000 6447-1176 2353h2353z"/>
    <draw:marker draw:name="화살촉_20_1" draw:display-name="화살촉 1" svg:viewBox="0 0 3000 3000" svg:d="m1500 0 1500 3000h-3000zm0 447-1176 2353h2353z"/>
    <draw:marker draw:name="화살촉_20_10" draw:display-name="화살촉 10" svg:viewBox="0 0 3000 3000" svg:d="m1500 0 1500 3000h-3000zm0 447-1176 2353h2353z"/>
    <draw:marker draw:name="화살촉_20_11" draw:display-name="화살촉 11" svg:viewBox="0 0 3000 3000" svg:d="m1500 0 1500 3000h-3000zm0 447-1176 2353h2353z"/>
    <draw:marker draw:name="화살촉_20_12" draw:display-name="화살촉 12" svg:viewBox="0 0 3000 3000" svg:d="m1500 0 1500 3000h-3000zm0 447-1176 2353h2353z"/>
    <draw:marker draw:name="화살촉_20_13" draw:display-name="화살촉 13" svg:viewBox="0 0 3000 3000" svg:d="m1500 0 1500 3000h-3000zm0 447-1176 2353h2353z"/>
    <draw:marker draw:name="화살촉_20_14" draw:display-name="화살촉 14" svg:viewBox="0 0 3000 3000" svg:d="m1500 0 1500 3000h-3000zm0 447-1176 2353h2353z"/>
    <draw:marker draw:name="화살촉_20_15" draw:display-name="화살촉 15" svg:viewBox="0 0 3000 3000" svg:d="m1500 0 1500 3000h-3000zm0 447-1176 2353h2353z"/>
    <draw:marker draw:name="화살촉_20_16" draw:display-name="화살촉 16" svg:viewBox="0 0 3000 3000" svg:d="m1500 0 1500 3000h-3000zm0 447-1176 2353h2353z"/>
    <draw:marker draw:name="화살촉_20_17" draw:display-name="화살촉 17" svg:viewBox="0 0 3000 3000" svg:d="m1500 0 1500 3000h-3000zm0 447-1176 2353h2353z"/>
    <draw:marker draw:name="화살촉_20_18" draw:display-name="화살촉 18" svg:viewBox="0 0 3000 3000" svg:d="m1500 0 1500 3000h-3000zm0 447-1176 2353h2353z"/>
    <draw:marker draw:name="화살촉_20_19" draw:display-name="화살촉 19" svg:viewBox="0 0 3000 3000" svg:d="m1500 0 1500 3000h-3000zm0 447-1176 2353h2353z"/>
    <draw:marker draw:name="화살촉_20_2" draw:display-name="화살촉 2" svg:viewBox="0 0 3000 3000" svg:d="m1500 0 1500 3000h-3000zm0 447-1176 2353h2353z"/>
    <draw:marker draw:name="화살촉_20_20" draw:display-name="화살촉 20" svg:viewBox="0 0 3000 3000" svg:d="m1500 0 1500 3000h-3000zm0 447-1176 2353h2353z"/>
    <draw:marker draw:name="화살촉_20_21" draw:display-name="화살촉 21" svg:viewBox="0 0 3000 3000" svg:d="m1500 0 1500 3000h-3000zm0 447-1176 2353h2353z"/>
    <draw:marker draw:name="화살촉_20_22" draw:display-name="화살촉 22" svg:viewBox="0 0 3000 3000" svg:d="m1500 0 1500 3000h-3000zm0 447-1176 2353h2353z"/>
    <draw:marker draw:name="화살촉_20_23" draw:display-name="화살촉 23" svg:viewBox="0 0 3000 3000" svg:d="m1500 0 1500 3000h-3000zm0 447-1176 2353h2353z"/>
    <draw:marker draw:name="화살촉_20_24" draw:display-name="화살촉 24" svg:viewBox="0 0 3000 3000" svg:d="m1500 0 1500 3000h-3000zm0 447-1176 2353h2353z"/>
    <draw:marker draw:name="화살촉_20_25" draw:display-name="화살촉 25" svg:viewBox="0 0 3000 3000" svg:d="m1500 0 1500 3000h-3000zm0 447-1176 2353h2353z"/>
    <draw:marker draw:name="화살촉_20_26" draw:display-name="화살촉 26" svg:viewBox="0 0 3000 3000" svg:d="m1500 0 1500 3000h-3000zm0 447-1176 2353h2353z"/>
    <draw:marker draw:name="화살촉_20_27" draw:display-name="화살촉 27" svg:viewBox="0 0 3000 3000" svg:d="m1500 0 1500 3000h-3000zm0 447-1176 2353h2353z"/>
    <draw:marker draw:name="화살촉_20_28" draw:display-name="화살촉 28" svg:viewBox="0 0 3000 3000" svg:d="m1500 0 1500 3000h-3000zm0 447-1176 2353h2353z"/>
    <draw:marker draw:name="화살촉_20_29" draw:display-name="화살촉 29" svg:viewBox="0 0 3000 3000" svg:d="m1500 0 1500 3000h-3000zm0 447-1176 2353h2353z"/>
    <draw:marker draw:name="화살촉_20_3" draw:display-name="화살촉 3" svg:viewBox="0 0 3000 3000" svg:d="m1500 0 1500 3000h-3000zm0 447-1176 2353h2353z"/>
    <draw:marker draw:name="화살촉_20_30" draw:display-name="화살촉 30" svg:viewBox="0 0 3000 3000" svg:d="m1500 0 1500 3000h-3000zm0 447-1176 2353h2353z"/>
    <draw:marker draw:name="화살촉_20_31" draw:display-name="화살촉 31" svg:viewBox="0 0 3000 3000" svg:d="m1500 0 1500 3000h-3000zm0 447-1176 2353h2353z"/>
    <draw:marker draw:name="화살촉_20_32" draw:display-name="화살촉 32" svg:viewBox="0 0 3000 3000" svg:d="m1500 0 1500 3000h-3000zm0 447-1176 2353h2353z"/>
    <draw:marker draw:name="화살촉_20_33" draw:display-name="화살촉 33" svg:viewBox="0 0 3000 3000" svg:d="m1500 0 1500 3000h-3000zm0 447-1176 2353h2353z"/>
    <draw:marker draw:name="화살촉_20_34" draw:display-name="화살촉 34" svg:viewBox="0 0 3000 3000" svg:d="m1500 0 1500 3000h-3000zm0 447-1176 2353h2353z"/>
    <draw:marker draw:name="화살촉_20_35" draw:display-name="화살촉 35" svg:viewBox="0 0 3000 3000" svg:d="m1500 0 1500 3000h-3000zm0 447-1176 2353h2353z"/>
    <draw:marker draw:name="화살촉_20_36" draw:display-name="화살촉 36" svg:viewBox="0 0 3000 3000" svg:d="m1500 0 1500 3000h-3000zm0 447-1176 2353h2353z"/>
    <draw:marker draw:name="화살촉_20_37" draw:display-name="화살촉 37" svg:viewBox="0 0 3000 3000" svg:d="m1500 0 1500 3000h-3000zm0 447-1176 2353h2353z"/>
    <draw:marker draw:name="화살촉_20_38" draw:display-name="화살촉 38" svg:viewBox="0 0 3000 3000" svg:d="m1500 0 1500 3000h-3000zm0 447-1176 2353h2353z"/>
    <draw:marker draw:name="화살촉_20_4" draw:display-name="화살촉 4" svg:viewBox="0 0 3000 3000" svg:d="m1500 0 1500 3000h-3000zm0 447-1176 2353h2353z"/>
    <draw:marker draw:name="화살촉_20_5" draw:display-name="화살촉 5" svg:viewBox="0 0 3000 3000" svg:d="m1500 0 1500 3000h-3000zm0 447-1176 2353h2353z"/>
    <draw:marker draw:name="화살촉_20_6" draw:display-name="화살촉 6" svg:viewBox="0 0 3000 3000" svg:d="m1500 0 1500 3000h-3000zm0 447-1176 2353h2353z"/>
    <draw:marker draw:name="화살촉_20_7" draw:display-name="화살촉 7" svg:viewBox="0 0 3000 3000" svg:d="m1500 0 1500 3000h-3000zm0 447-1176 2353h2353z"/>
    <draw:marker draw:name="화살촉_20_8" draw:display-name="화살촉 8" svg:viewBox="0 0 3000 3000" svg:d="m1500 0 1500 3000h-3000zm0 447-1176 2353h2353z"/>
    <draw:marker draw:name="화살촉_20_9" draw:display-name="화살촉 9" svg:viewBox="0 0 3000 3000" svg:d="m1500 0 1500 3000h-3000zm0 447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나눔고딕" style:font-family-generic="roman" style:font-pitch="variable" fo:font-size="24pt" fo:language="en" fo:country="US" style:font-family-asian="나눔고딕" style:font-family-generic-asian="system" style:font-pitch-asian="variable" style:font-size-asian="24pt" style:language-asian="ko" style:country-asian="KR" style:font-family-complex="나눔고딕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나눔고딕" style:font-family-generic="roman" style:font-pitch="variable" fo:font-size="18pt" fo:font-style="normal" fo:text-shadow="none" style:text-underline-style="none" fo:font-weight="normal" style:letter-kerning="true" style:font-family-asian="나눔고딕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나눔고딕" style:font-family-generic="roman" style:font-pitch="variable" fo:font-size="20pt" fo:font-style="normal" fo:text-shadow="none" style:text-underline-style="none" fo:font-weight="normal" style:letter-kerning="true" style:font-family-asian="나눔고딕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나눔고딕" style:font-family-generic="roman" style:font-pitch="variable" fo:font-size="32pt" fo:font-style="normal" fo:text-shadow="none" style:text-underline-style="none" fo:font-weight="normal" style:letter-kerning="true" style:font-family-asian="나눔고딕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cm" fo:margin-bottom="0.4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cm" fo:margin-bottom="0.3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cm" fo:margin-bottom="0.2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나눔고딕" style:font-family-generic="roman" style:font-pitch="variable" fo:font-size="32pt" fo:font-style="normal" fo:text-shadow="none" style:text-underline-style="none" fo:font-weight="normal" style:letter-kerning="true" style:font-family-asian="나눔고딕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나눔고딕" style:font-family-generic="roman" style:font-pitch="variable" fo:font-size="44pt" fo:font-style="normal" fo:text-shadow="none" style:text-underline-style="none" fo:font-weight="normal" style:letter-kerning="true" style:font-family-asian="나눔고딕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im </meta:initial-creator>
    <meta:creation-date>2013-11-20T11:40:54</meta:creation-date>
    <dc:date>2013-11-26T16:54:55</dc:date>
    <dc:creator>kim </dc:creator>
    <meta:editing-duration>P6DT1H15M41S</meta:editing-duration>
    <meta:editing-cycles>66</meta:editing-cycles>
    <meta:generator>LibreOffice/3.5$Linux_X86_64 LibreOffice_project/350m1$Build-2</meta:generator>
    <meta:document-statistic meta:object-count="279"/>
  </office:meta>
</office:document-meta>
</file>